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3" style:family="table-cell" style:parent-style-name="Default" style:data-style-name="N0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1"/>
      <style:map style:condition="cell-content()=&quot;0&quot;" style:apply-style-name="BackGround_5f_Red" style:base-cell-address="Decode_Read.B11"/>
    </style:style>
    <style:style style:name="ce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17"/>
      <style:map style:condition="cell-content()=&quot;0&quot;" style:apply-style-name="BackGround_5f_Red" style:base-cell-address="Decode_Read.B17"/>
    </style:style>
    <style:style style:name="ce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23"/>
      <style:map style:condition="cell-content()=&quot;0&quot;" style:apply-style-name="BackGround_5f_Red" style:base-cell-address="Decode_Read.B23"/>
    </style:style>
    <style:style style:name="ce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29"/>
      <style:map style:condition="cell-content()=&quot;0&quot;" style:apply-style-name="BackGround_5f_Red" style:base-cell-address="Decode_Read.B29"/>
    </style:style>
    <style:style style:name="ce9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pt"/>
      <style:text-properties style:font-name="Ubuntu"/>
    </style:style>
    <style:style style:name="ce1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35"/>
      <style:map style:condition="cell-content()=&quot;0&quot;" style:apply-style-name="BackGround_5f_Red" style:base-cell-address="Decode_Read.B35"/>
    </style:style>
    <style:style style:name="ce1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B41"/>
      <style:map style:condition="cell-content()=&quot;0&quot;" style:apply-style-name="BackGround_5f_Red" style:base-cell-address="Decode_Read.B41"/>
    </style:style>
    <style:style style:name="ce1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1"/>
      <style:map style:condition="cell-content()=&quot;0&quot;" style:apply-style-name="BackGround_5f_Red" style:base-cell-address="Decode_Read.C11"/>
    </style:style>
    <style:style style:name="ce1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17"/>
      <style:map style:condition="cell-content()=&quot;0&quot;" style:apply-style-name="BackGround_5f_Red" style:base-cell-address="Decode_Read.C17"/>
    </style:style>
    <style:style style:name="ce1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23"/>
      <style:map style:condition="cell-content()=&quot;0&quot;" style:apply-style-name="BackGround_5f_Red" style:base-cell-address="Decode_Read.C23"/>
    </style:style>
    <style:style style:name="ce1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29"/>
      <style:map style:condition="cell-content()=&quot;0&quot;" style:apply-style-name="BackGround_5f_Red" style:base-cell-address="Decode_Read.C29"/>
    </style:style>
    <style:style style:name="ce1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35"/>
      <style:map style:condition="cell-content()=&quot;0&quot;" style:apply-style-name="BackGround_5f_Red" style:base-cell-address="Decode_Read.C35"/>
    </style:style>
    <style:style style:name="ce1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C41"/>
      <style:map style:condition="cell-content()=&quot;0&quot;" style:apply-style-name="BackGround_5f_Red" style:base-cell-address="Decode_Read.C4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buntu"/>
    </style:style>
    <style:style style:name="ce1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1"/>
      <style:map style:condition="cell-content()=&quot;0&quot;" style:apply-style-name="BackGround_5f_Red" style:base-cell-address="Decode_Read.D11"/>
    </style:style>
    <style:style style:name="ce2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17"/>
      <style:map style:condition="cell-content()=&quot;0&quot;" style:apply-style-name="BackGround_5f_Red" style:base-cell-address="Decode_Read.D17"/>
    </style:style>
    <style:style style:name="ce2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23"/>
      <style:map style:condition="cell-content()=&quot;0&quot;" style:apply-style-name="BackGround_5f_Red" style:base-cell-address="Decode_Read.D23"/>
    </style:style>
    <style:style style:name="ce2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29"/>
      <style:map style:condition="cell-content()=&quot;0&quot;" style:apply-style-name="BackGround_5f_Red" style:base-cell-address="Decode_Read.D29"/>
    </style:style>
    <style:style style:name="ce2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35"/>
      <style:map style:condition="cell-content()=&quot;0&quot;" style:apply-style-name="BackGround_5f_Red" style:base-cell-address="Decode_Read.D35"/>
    </style:style>
    <style:style style:name="ce2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D41"/>
      <style:map style:condition="cell-content()=&quot;0&quot;" style:apply-style-name="BackGround_5f_Red" style:base-cell-address="Decode_Read.D41"/>
    </style:style>
    <style:style style:name="ce2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1"/>
      <style:map style:condition="cell-content()=&quot;0&quot;" style:apply-style-name="BackGround_5f_Red" style:base-cell-address="Decode_Read.E11"/>
    </style:style>
    <style:style style:name="ce2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17"/>
      <style:map style:condition="cell-content()=&quot;0&quot;" style:apply-style-name="BackGround_5f_Red" style:base-cell-address="Decode_Read.E17"/>
    </style:style>
    <style:style style:name="ce2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23"/>
      <style:map style:condition="cell-content()=&quot;0&quot;" style:apply-style-name="BackGround_5f_Red" style:base-cell-address="Decode_Read.E23"/>
    </style:style>
    <style:style style:name="ce2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29"/>
      <style:map style:condition="cell-content()=&quot;0&quot;" style:apply-style-name="BackGround_5f_Red" style:base-cell-address="Decode_Read.E29"/>
    </style:style>
    <style:style style:name="ce2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35"/>
      <style:map style:condition="cell-content()=&quot;0&quot;" style:apply-style-name="BackGround_5f_Red" style:base-cell-address="Decode_Read.E35"/>
    </style:style>
    <style:style style:name="ce3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E41"/>
      <style:map style:condition="cell-content()=&quot;0&quot;" style:apply-style-name="BackGround_5f_Red" style:base-cell-address="Decode_Read.E41"/>
    </style:style>
    <style:style style:name="ce31" style:family="table-cell" style:parent-style-name="Default" style:data-style-name="N0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3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1"/>
      <style:map style:condition="cell-content()=&quot;0&quot;" style:apply-style-name="BackGround_5f_Red" style:base-cell-address="Decode_Read.F11"/>
    </style:style>
    <style:style style:name="ce3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17"/>
      <style:map style:condition="cell-content()=&quot;0&quot;" style:apply-style-name="BackGround_5f_Red" style:base-cell-address="Decode_Read.F17"/>
    </style:style>
    <style:style style:name="ce3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23"/>
      <style:map style:condition="cell-content()=&quot;0&quot;" style:apply-style-name="BackGround_5f_Red" style:base-cell-address="Decode_Read.F23"/>
    </style:style>
    <style:style style:name="ce3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29"/>
      <style:map style:condition="cell-content()=&quot;0&quot;" style:apply-style-name="BackGround_5f_Red" style:base-cell-address="Decode_Read.F29"/>
    </style:style>
    <style:style style:name="ce3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35"/>
      <style:map style:condition="cell-content()=&quot;0&quot;" style:apply-style-name="BackGround_5f_Red" style:base-cell-address="Decode_Read.F35"/>
    </style:style>
    <style:style style:name="ce3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F41"/>
      <style:map style:condition="cell-content()=&quot;0&quot;" style:apply-style-name="BackGround_5f_Red" style:base-cell-address="Decode_Read.F41"/>
    </style:style>
    <style:style style:name="ce3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1"/>
      <style:map style:condition="cell-content()=&quot;0&quot;" style:apply-style-name="BackGround_5f_Red" style:base-cell-address="Decode_Read.G11"/>
    </style:style>
    <style:style style:name="ce3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17"/>
      <style:map style:condition="cell-content()=&quot;0&quot;" style:apply-style-name="BackGround_5f_Red" style:base-cell-address="Decode_Read.G17"/>
    </style:style>
    <style:style style:name="ce4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23"/>
      <style:map style:condition="cell-content()=&quot;0&quot;" style:apply-style-name="BackGround_5f_Red" style:base-cell-address="Decode_Read.G23"/>
    </style:style>
    <style:style style:name="ce4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29"/>
      <style:map style:condition="cell-content()=&quot;0&quot;" style:apply-style-name="BackGround_5f_Red" style:base-cell-address="Decode_Read.G29"/>
    </style:style>
    <style:style style:name="ce4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35"/>
      <style:map style:condition="cell-content()=&quot;0&quot;" style:apply-style-name="BackGround_5f_Red" style:base-cell-address="Decode_Read.G35"/>
    </style:style>
    <style:style style:name="ce4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G41"/>
      <style:map style:condition="cell-content()=&quot;0&quot;" style:apply-style-name="BackGround_5f_Red" style:base-cell-address="Decode_Read.G41"/>
    </style:style>
    <style:style style:name="ce4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1"/>
      <style:map style:condition="cell-content()=&quot;0&quot;" style:apply-style-name="BackGround_5f_Red" style:base-cell-address="Decode_Read.H11"/>
    </style:style>
    <style:style style:name="ce4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17"/>
      <style:map style:condition="cell-content()=&quot;0&quot;" style:apply-style-name="BackGround_5f_Red" style:base-cell-address="Decode_Read.H17"/>
    </style:style>
    <style:style style:name="ce4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23"/>
      <style:map style:condition="cell-content()=&quot;0&quot;" style:apply-style-name="BackGround_5f_Red" style:base-cell-address="Decode_Read.H23"/>
    </style:style>
    <style:style style:name="ce4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29"/>
      <style:map style:condition="cell-content()=&quot;0&quot;" style:apply-style-name="BackGround_5f_Red" style:base-cell-address="Decode_Read.H29"/>
    </style:style>
    <style:style style:name="ce4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35"/>
      <style:map style:condition="cell-content()=&quot;0&quot;" style:apply-style-name="BackGround_5f_Red" style:base-cell-address="Decode_Read.H35"/>
    </style:style>
    <style:style style:name="ce4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H41"/>
      <style:map style:condition="cell-content()=&quot;0&quot;" style:apply-style-name="BackGround_5f_Red" style:base-cell-address="Decode_Read.H41"/>
    </style:style>
    <style:style style:name="ce50" style:family="table-cell" style:parent-style-name="Default" style:data-style-name="N99">
      <style:table-cell-properties fo:background-color="#ffcc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5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1"/>
      <style:map style:condition="cell-content()=&quot;0&quot;" style:apply-style-name="BackGround_5f_Red" style:base-cell-address="Decode_Read.I11"/>
    </style:style>
    <style:style style:name="ce5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17"/>
      <style:map style:condition="cell-content()=&quot;0&quot;" style:apply-style-name="BackGround_5f_Red" style:base-cell-address="Decode_Read.I17"/>
    </style:style>
    <style:style style:name="ce5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23"/>
      <style:map style:condition="cell-content()=&quot;0&quot;" style:apply-style-name="BackGround_5f_Red" style:base-cell-address="Decode_Read.I23"/>
    </style:style>
    <style:style style:name="ce5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29"/>
      <style:map style:condition="cell-content()=&quot;0&quot;" style:apply-style-name="BackGround_5f_Red" style:base-cell-address="Decode_Read.I29"/>
    </style:style>
    <style:style style:name="ce5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35"/>
      <style:map style:condition="cell-content()=&quot;0&quot;" style:apply-style-name="BackGround_5f_Red" style:base-cell-address="Decode_Read.I35"/>
    </style:style>
    <style:style style:name="ce5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Decode_Read.I41"/>
      <style:map style:condition="cell-content()=&quot;0&quot;" style:apply-style-name="BackGround_5f_Red" style:base-cell-address="Decode_Read.I41"/>
    </style:style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BackGround_5f_Green" style:base-cell-address="Decode_Read.J7"/>
      <style:map style:condition="cell-content()=0" style:apply-style-name="BackGround_5f_Red" style:base-cell-address="Decode_Read.J7"/>
    </style:style>
    <style:style style:name="ce5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5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Ubuntu" fo:font-size="10pt" style:font-size-asian="10pt" style:font-size-complex="10pt"/>
    </style:style>
    <style:style style:name="ce6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Ubuntu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Ubuntu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pt"/>
      <style:text-properties style:font-name="Ubuntu"/>
    </style:style>
    <style:style style:name="ce64" style:family="table-cell" style:parent-style-name="Default">
      <style:table-cell-properties fo:border="0.06pt solid #000000"/>
      <style:text-properties style:font-name="Ubuntu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  <style:style style:name="ce66" style:family="table-cell" style:parent-style-name="Default">
      <style:table-cell-properties fo:background-color="#cc00cc" style:text-align-source="fix" style:repeat-content="false"/>
      <style:paragraph-properties fo:text-align="center" fo:margin-left="0pt"/>
      <style:text-properties style:font-name="Ubuntu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pt"/>
      <style:text-properties style:font-name="Ubuntu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"/>
    </style:style>
    <style:style style:name="ce6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ackground-color="#ffff00" fo:border="0.06pt solid #000000"/>
      <style:text-properties style:font-name="Ubuntu"/>
    </style:style>
    <style:style style:name="ce71" style:family="table-cell" style:parent-style-name="Default">
      <style:table-cell-properties fo:border="0.06pt solid #000000"/>
      <style:text-properties style:font-name="Ubuntu" fo:font-size="10pt" style:font-size-asian="10pt" style:font-size-complex="10pt"/>
    </style:style>
    <style:style style:name="ce72" style:family="table-cell" style:parent-style-name="Default">
      <style:text-properties style:font-name="Ubuntu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7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Ubuntu"/>
    </style:style>
    <style:style style:name="ce76" style:family="table-cell" style:parent-style-name="Default" style:data-style-name="N99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7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L17"/>
      <style:map style:condition="cell-content()=&quot;0&quot;" style:apply-style-name="BackGround_5f_Red" style:base-cell-address="Write_All.L17"/>
    </style:style>
    <style:style style:name="ce7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L23"/>
      <style:map style:condition="cell-content()=&quot;0&quot;" style:apply-style-name="BackGround_5f_Red" style:base-cell-address="Write_All.L23"/>
    </style:style>
    <style:style style:name="ce7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M17"/>
      <style:map style:condition="cell-content()=&quot;0&quot;" style:apply-style-name="BackGround_5f_Red" style:base-cell-address="Write_All.M17"/>
    </style:style>
    <style:style style:name="ce8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M23"/>
      <style:map style:condition="cell-content()=&quot;0&quot;" style:apply-style-name="BackGround_5f_Red" style:base-cell-address="Write_All.M23"/>
    </style:style>
    <style:style style:name="ce8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N17"/>
      <style:map style:condition="cell-content()=&quot;0&quot;" style:apply-style-name="BackGround_5f_Red" style:base-cell-address="Write_All.N17"/>
    </style:style>
    <style:style style:name="ce8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N23"/>
      <style:map style:condition="cell-content()=&quot;0&quot;" style:apply-style-name="BackGround_5f_Red" style:base-cell-address="Write_All.N23"/>
    </style:style>
    <style:style style:name="ce8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O17"/>
      <style:map style:condition="cell-content()=&quot;0&quot;" style:apply-style-name="BackGround_5f_Red" style:base-cell-address="Write_All.O17"/>
    </style:style>
    <style:style style:name="ce8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O23"/>
      <style:map style:condition="cell-content()=&quot;0&quot;" style:apply-style-name="BackGround_5f_Red" style:base-cell-address="Write_All.O23"/>
    </style:style>
    <style:style style:name="ce85" style:family="table-cell" style:parent-style-name="Default" style:data-style-name="N99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8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P17"/>
      <style:map style:condition="cell-content()=&quot;0&quot;" style:apply-style-name="BackGround_5f_Red" style:base-cell-address="Write_All.P17"/>
    </style:style>
    <style:style style:name="ce87" style:family="table-cell" style:parent-style-name="Default" style:data-style-name="N99">
      <style:table-cell-properties fo:border-bottom="0.06pt solid #000000" fo:background-color="#ccff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Ubuntu"/>
    </style:style>
    <style:style style:name="ce8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Q17"/>
      <style:map style:condition="cell-content()=&quot;0&quot;" style:apply-style-name="BackGround_5f_Red" style:base-cell-address="Write_All.Q17"/>
    </style:style>
    <style:style style:name="ce8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R17"/>
      <style:map style:condition="cell-content()=&quot;0&quot;" style:apply-style-name="BackGround_5f_Red" style:base-cell-address="Write_All.R17"/>
    </style:style>
    <style:style style:name="ce9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All.S17"/>
      <style:map style:condition="cell-content()=&quot;0&quot;" style:apply-style-name="BackGround_5f_Red" style:base-cell-address="Write_All.S17"/>
    </style:style>
    <style:style style:name="ce9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L17"/>
      <style:map style:condition="cell-content()=&quot;0&quot;" style:apply-style-name="BackGround_5f_Red" style:base-cell-address="Write_DAC_Only.L17"/>
    </style:style>
    <style:style style:name="ce9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M17"/>
      <style:map style:condition="cell-content()=&quot;0&quot;" style:apply-style-name="BackGround_5f_Red" style:base-cell-address="Write_DAC_Only.M17"/>
    </style:style>
    <style:style style:name="ce93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N17"/>
      <style:map style:condition="cell-content()=&quot;0&quot;" style:apply-style-name="BackGround_5f_Red" style:base-cell-address="Write_DAC_Only.N17"/>
    </style:style>
    <style:style style:name="ce94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O17"/>
      <style:map style:condition="cell-content()=&quot;0&quot;" style:apply-style-name="BackGround_5f_Red" style:base-cell-address="Write_DAC_Only.O17"/>
    </style:style>
    <style:style style:name="ce95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P11"/>
      <style:map style:condition="cell-content()=&quot;0&quot;" style:apply-style-name="BackGround_5f_Red" style:base-cell-address="Write_DAC_Only.P11"/>
    </style:style>
    <style:style style:name="ce96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P17"/>
      <style:map style:condition="cell-content()=&quot;0&quot;" style:apply-style-name="BackGround_5f_Red" style:base-cell-address="Write_DAC_Only.P17"/>
    </style:style>
    <style:style style:name="ce97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Q11"/>
      <style:map style:condition="cell-content()=&quot;0&quot;" style:apply-style-name="BackGround_5f_Red" style:base-cell-address="Write_DAC_Only.Q11"/>
    </style:style>
    <style:style style:name="ce98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Q17"/>
      <style:map style:condition="cell-content()=&quot;0&quot;" style:apply-style-name="BackGround_5f_Red" style:base-cell-address="Write_DAC_Only.Q17"/>
    </style:style>
    <style:style style:name="ce99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R11"/>
      <style:map style:condition="cell-content()=&quot;0&quot;" style:apply-style-name="BackGround_5f_Red" style:base-cell-address="Write_DAC_Only.R11"/>
    </style:style>
    <style:style style:name="ce100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R17"/>
      <style:map style:condition="cell-content()=&quot;0&quot;" style:apply-style-name="BackGround_5f_Red" style:base-cell-address="Write_DAC_Only.R17"/>
    </style:style>
    <style:style style:name="ce101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S11"/>
      <style:map style:condition="cell-content()=&quot;0&quot;" style:apply-style-name="BackGround_5f_Red" style:base-cell-address="Write_DAC_Only.S11"/>
    </style:style>
    <style:style style:name="ce102" style:family="table-cell" style:parent-style-name="BackGround_5f_Green">
      <style:table-cell-properties fo:background-color="#ccff00" style:text-align-source="fix" style:repeat-content="false" fo:border="0.06pt solid #000000"/>
      <style:paragraph-properties fo:text-align="center" fo:margin-left="0pt"/>
      <style:text-properties style:font-name="Ubuntu"/>
      <style:map style:condition="cell-content()=&quot;1&quot;" style:apply-style-name="BackGround_5f_Green" style:base-cell-address="Write_DAC_Only.S17"/>
      <style:map style:condition="cell-content()=&quot;0&quot;" style:apply-style-name="BackGround_5f_Red" style:base-cell-address="Write_DAC_Only.S17"/>
    </style:style>
    <style:style style:name="ce103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Ubuntu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05" style:family="table-cell" style:parent-style-name="Default">
      <style:table-cell-properties fo:background-color="#ff9900"/>
    </style:style>
    <style:style style:name="ce106" style:family="table-cell" style:parent-style-name="Default">
      <style:table-cell-properties fo:border-bottom="0.06pt solid #000000" fo:border-left="none" fo:border-right="none" fo:border-top="0.06pt solid #000000"/>
    </style:style>
    <style:style style:name="ce10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iliary_Sheet.$B$4:.$B$5])" table:allow-empty-cell="true" table:display-list="unsorted" table:base-cell-address="Decode_Read.B2">
          <table:error-message table:message-type="stop" table:display="true"/>
        </table:content-validation>
        <table:content-validation table:name="val2" table:condition="of:cell-content-is-in-list([$Auxiliary_Sheet.$L$4:.$L$7])" table:allow-empty-cell="true" table:display-list="unsorted" table:base-cell-address="Write_All.D5">
          <table:error-message table:message-type="stop" table:display="true"/>
        </table:content-validation>
        <table:content-validation table:name="val3" table:condition="of:cell-content-is-in-list([$Auxiliary_Sheet.$L$19:.$L$22])" table:allow-empty-cell="true" table:display-list="unsorted" table:base-cell-address="Write_All.F11">
          <table:error-message table:message-type="stop" table:display="true"/>
        </table:content-validation>
        <table:content-validation table:name="val4" table:base-cell-address="Write_All.B4">
          <table:help-message table:title="hw" table:display="false"/>
          <table:error-message table:message-type="stop" table:display="true"/>
        </table:content-validation>
      </table:content-validations>
      <table:table table:name="Decode_Read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/>
          <table:table-cell office:value-type="string" calcext:value-type="string">
            <text:p>R/W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/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3" table:style-name="ce31" table:content-validation-name="val1" office:value-type="float" office:value="0" calcext:value-type="float">
            <text:p>0</text:p>
          </table:table-cell>
          <table:table-cell table:style-name="ce50" table:content-validation-name="val1" office:value-type="boolean" office:boolean-value="true" calcext:value-type="boolean">
            <text:p>TRUE</text:p>
          </table:table-cell>
          <table:table-cell/>
          <table:table-cell table:style-name="Default"/>
          <table:table-cell table:style-name="Default" table:formula="of:=[.B5]&amp;[.C5]&amp;[.D5]&amp;[.E5]&amp;[.F5]&amp;[.G5]&amp;[.H5]&amp;[.I5]" office:value-type="string" office:string-value="11000001" calcext:value-type="string">
            <text:p>11000001</text:p>
          </table:table-cell>
          <table:table-cell table:style-name="Default"/>
          <table:table-cell table:style-name="Default" table:formula="of:=&quot;[0b&quot;&amp;[.L5]&amp;&quot;r:6]&quot;" office:value-type="string" office:string-value="[0b11000001r:6]" calcext:value-type="string">
            <text:p>[0b11000001r:6]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9"/>
          <table:table-cell table:style-name="ce57" table:formula="of:=MID([.$B43];COLUMN()-(COLUMN([.$B7])- 1);1)">
            <text:p/>
          </table:table-cell>
          <table:table-cell table:number-columns-repeated="101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58" office:value-type="string" calcext:value-type="string">
            <text:p>EEPROM STATUS</text:p>
          </table:table-cell>
          <table:table-cell table:style-name="ce60"/>
          <table:table-cell table:style-name="ce63" office:value-type="string" calcext:value-type="string">
            <text:p>PWR STATUS</text:p>
          </table:table-cell>
          <table:table-cell table:style-name="ce58" office:value-type="string" calcext:value-type="string">
            <text:p>VREF SELECTION</text:p>
          </table:table-cell>
          <table:table-cell table:style-name="ce60"/>
          <table:table-cell table:style-name="ce67" office:value-type="string" calcext:value-type="string" table:number-columns-spanned="2" table:number-rows-spanned="1">
            <text:p>POWER DOWN BITS</text:p>
          </table:table-cell>
          <table:covered-table-cell table:style-name="ce69"/>
          <table:table-cell table:style-name="ce70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5" table:formula="of:=MID([.$B47];COLUMN()-(COLUMN([.$B11])- 1);1)" office:value-type="string" office:string-value="1" calcext:value-type="string">
            <text:p>1</text:p>
          </table:table-cell>
          <table:table-cell table:style-name="ce12" table:formula="of:=MID([.$B47];COLUMN()-(COLUMN([.$B11])- 1);1)" office:value-type="string" office:string-value="1" calcext:value-type="string">
            <text:p>1</text:p>
          </table:table-cell>
          <table:table-cell table:style-name="ce19" table:formula="of:=MID([.$B47];COLUMN()-(COLUMN([.$B11])- 1);1)" office:value-type="string" office:string-value="0" calcext:value-type="string">
            <text:p>0</text:p>
          </table:table-cell>
          <table:table-cell table:style-name="ce25" table:formula="of:=MID([.$B47];COLUMN()-(COLUMN([.$B11])- 1);1)" office:value-type="string" office:string-value="0" calcext:value-type="string">
            <text:p>0</text:p>
          </table:table-cell>
          <table:table-cell table:style-name="ce32" table:formula="of:=MID([.$B47];COLUMN()-(COLUMN([.$B11])- 1);1)" office:value-type="string" office:string-value="1" calcext:value-type="string">
            <text:p>1</text:p>
          </table:table-cell>
          <table:table-cell table:style-name="ce38" table:formula="of:=MID([.$B47];COLUMN()-(COLUMN([.$B11])- 1);1)" office:value-type="string" office:string-value="0" calcext:value-type="string">
            <text:p>0</text:p>
          </table:table-cell>
          <table:table-cell table:style-name="ce44" table:formula="of:=MID([.$B47];COLUMN()-(COLUMN([.$B11])- 1);1)" office:value-type="string" office:string-value="0" calcext:value-type="string">
            <text:p>0</text:p>
          </table:table-cell>
          <table:table-cell table:style-name="ce51" table:formula="of:=MID([.$B47];COLUMN()-(COLUMN([.$B11])- 1);1)" office:value-type="string" office:string-value="0" calcext:value-type="string">
            <text:p>0</text:p>
          </table:table-cell>
          <table:table-cell/>
          <table:table-cell table:style-name="ce59" table:formula="of:=IF([.$B$11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61"/>
          <table:table-cell table:style-name="ce64" table:formula="of:=IF([.$C$11]=0;&quot;PWR bad&quot;; &quot;PWR good&quot;)" office:value-type="string" office:string-value="PWR good" calcext:value-type="string">
            <text:p>PWR good</text:p>
          </table:table-cell>
          <table:table-cell table:style-name="ce65" table:formula="of:=INDEX([Auxiliary_Sheet.G4:Auxiliary_Sheet.G7];MATCH([.E11]&amp;[.F11];[Auxiliary_Sheet.E4:Auxiliary_Sheet.E7]&amp;[Auxiliary_Sheet.F4:Auxiliary_Sheet.F7];0))" office:value-type="string" office:string-value="VDD (Unbuffered)" calcext:value-type="string">
            <text:p>VDD (Unbuffered)</text:p>
          </table:table-cell>
          <table:table-cell table:style-name="ce61"/>
          <table:table-cell table:style-name="ce68" table:formula="of:=INDEX([Auxiliary_Sheet.G19:Auxiliary_Sheet.G22];MATCH([.G11]&amp;[.H11];[Auxiliary_Sheet.E19:Auxiliary_Sheet.E22]&amp;[Auxiliary_Sheet.F19:Auxiliary_Sheet.F22];0))" office:value-type="string" office:string-value="Not Powered Down" calcext:value-type="string">
            <text:p>Not Powered Down</text:p>
          </table:table-cell>
          <table:table-cell table:style-name="ce69"/>
          <table:table-cell table:style-name="ce71" table:formula="of:=IF([.$I$11]=&quot;0&quot;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5"/>
          <table:table-cell table:style-name="Default"/>
          <table:table-cell table:style-name="ce6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style-name="ce6" table:formula="of:=MID([.$C47];COLUMN()-(COLUMN([.$B17])- 1);1)" office:value-type="string" office:string-value="1" calcext:value-type="string">
            <text:p>1</text:p>
          </table:table-cell>
          <table:table-cell table:style-name="ce13" table:formula="of:=MID([.$C47];COLUMN()-(COLUMN([.$B17])- 1);1)" office:value-type="string" office:string-value="1" calcext:value-type="string">
            <text:p>1</text:p>
          </table:table-cell>
          <table:table-cell table:style-name="ce20" table:formula="of:=MID([.$C47];COLUMN()-(COLUMN([.$B17])- 1);1)" office:value-type="string" office:string-value="1" calcext:value-type="string">
            <text:p>1</text:p>
          </table:table-cell>
          <table:table-cell table:style-name="ce26" table:formula="of:=MID([.$C47];COLUMN()-(COLUMN([.$B17])- 1);1)" office:value-type="string" office:string-value="1" calcext:value-type="string">
            <text:p>1</text:p>
          </table:table-cell>
          <table:table-cell table:style-name="ce33" table:formula="of:=MID([.$C47];COLUMN()-(COLUMN([.$B17])- 1);1)" office:value-type="string" office:string-value="1" calcext:value-type="string">
            <text:p>1</text:p>
          </table:table-cell>
          <table:table-cell table:style-name="ce39" table:formula="of:=MID([.$C47];COLUMN()-(COLUMN([.$B17])- 1);1)" office:value-type="string" office:string-value="1" calcext:value-type="string">
            <text:p>1</text:p>
          </table:table-cell>
          <table:table-cell table:style-name="ce45" table:formula="of:=MID([.$C47];COLUMN()-(COLUMN([.$B17])- 1);1)" office:value-type="string" office:string-value="1" calcext:value-type="string">
            <text:p>1</text:p>
          </table:table-cell>
          <table:table-cell table:style-name="ce52" table:formula="of:=MID([.$C47];COLUMN()-(COLUMN([.$B17])- 1);1)" office:value-type="string" office:string-value="1" calcext:value-type="string">
            <text:p>1</text:p>
          </table:table-cell>
          <table:table-cell/>
          <table:table-cell table:formula="of:=BIN2DEC([.B17]&amp;[.C17]&amp;[.D17]&amp;[.E17])*256+BIN2DEC([.F17]&amp;[.G17]&amp;[.H17]&amp;[.I17]&amp;[.B23]&amp;[.C23]&amp;[.D23]&amp;[.E23])" office:value-type="float" office:value="4095" calcext:value-type="float">
            <text:p>4095</text:p>
          </table:table-cell>
          <table:table-cell table:style-name="ce62"/>
          <table:table-cell office:value-type="float" office:value="5" calcext:value-type="float">
            <text:p>5</text:p>
          </table:table-cell>
          <table:table-cell/>
          <table:table-cell table:formula="of:=[.K17]/4096*5" office:value-type="float" office:value="4.998779296875" calcext:value-type="float">
            <text:p>4.9987792968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68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6"/>
          <table:table-cell table:style-name="ce6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7" table:formula="of:=MID([.$D47];COLUMN()-(COLUMN([.$B23])- 1);1)" office:value-type="string" office:string-value="1" calcext:value-type="string">
            <text:p>1</text:p>
          </table:table-cell>
          <table:table-cell table:style-name="ce14" table:formula="of:=MID([.$D47];COLUMN()-(COLUMN([.$B23])- 1);1)" office:value-type="string" office:string-value="1" calcext:value-type="string">
            <text:p>1</text:p>
          </table:table-cell>
          <table:table-cell table:style-name="ce21" table:formula="of:=MID([.$D47];COLUMN()-(COLUMN([.$B23])- 1);1)" office:value-type="string" office:string-value="1" calcext:value-type="string">
            <text:p>1</text:p>
          </table:table-cell>
          <table:table-cell table:style-name="ce27" table:formula="of:=MID([.$D47];COLUMN()-(COLUMN([.$B23])- 1);1)" office:value-type="string" office:string-value="1" calcext:value-type="string">
            <text:p>1</text:p>
          </table:table-cell>
          <table:table-cell table:style-name="ce34" table:formula="of:=MID([.$D47];COLUMN()-(COLUMN([.$B23])- 1);1)" office:value-type="string" office:string-value="0" calcext:value-type="string">
            <text:p>0</text:p>
          </table:table-cell>
          <table:table-cell table:style-name="ce40" table:formula="of:=MID([.$D47];COLUMN()-(COLUMN([.$B23])- 1);1)" office:value-type="string" office:string-value="0" calcext:value-type="string">
            <text:p>0</text:p>
          </table:table-cell>
          <table:table-cell table:style-name="ce46" table:formula="of:=MID([.$D47];COLUMN()-(COLUMN([.$B23])- 1);1)" office:value-type="string" office:string-value="0" calcext:value-type="string">
            <text:p>0</text:p>
          </table:table-cell>
          <table:table-cell table:style-name="ce53" table:formula="of:=MID([.$D47];COLUMN()-(COLUMN([.$B23])- 1);1)" office:value-type="string" office:string-value="0" calcext:value-type="string">
            <text:p>0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EVICE STATUS</text:p>
          </table:table-cell>
          <table:covered-table-cell table:style-name="Default"/>
          <table:table-cell table:style-name="ce9" office:value-type="string" calcext:value-type="string" table:number-columns-spanned="6" table:number-rows-spanned="1">
            <text:p>NV CONFIGURATION</text:p>
          </table:table-cell>
          <table:covered-table-cell table:number-columns-repeated="5"/>
          <table:table-cell/>
          <table:table-cell table:style-name="Default"/>
          <table:table-cell/>
          <table:table-cell table:style-name="Default"/>
          <table:table-cell table:style-name="ce9" office:value-type="string" calcext:value-type="string" table:number-columns-spanned="5" table:number-rows-spanned="1">
            <text:p>NV CONFIGURATION STATUS</text:p>
          </table:table-cell>
          <table:covered-table-cell table:number-columns-repeated="4" table:style-name="ce6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EPROM</text:p>
          </table:table-cell>
          <table:table-cell office:value-type="string" calcext:value-type="string">
            <text:p>PRW</text:p>
          </table:table-cell>
          <table:table-cell/>
          <table:table-cell table:style-name="ce2" office:value-type="string" calcext:value-type="string" table:number-columns-spanned="2" table:number-rows-spanned="1">
            <text:p>VOLTAGE REF BITS</text:p>
          </table:table-cell>
          <table:covered-table-cell/>
          <table:table-cell table:style-name="ce2" office:value-type="string" calcext:value-type="string" table:number-columns-spanned="2" table:number-rows-spanned="1">
            <text:p>POWER DOWN BITS</text:p>
          </table:table-cell>
          <table:covered-table-cell/>
          <table:table-cell office:value-type="string" calcext:value-type="string">
            <text:p>GAIN</text:p>
          </table:table-cell>
          <table:table-cell/>
          <table:table-cell table:style-name="ce58" office:value-type="string" calcext:value-type="string">
            <text:p>EEPROM STATUS</text:p>
          </table:table-cell>
          <table:table-cell table:style-name="ce60"/>
          <table:table-cell table:style-name="ce63" office:value-type="string" calcext:value-type="string">
            <text:p>PWR STATUS</text:p>
          </table:table-cell>
          <table:table-cell table:style-name="ce58" office:value-type="string" calcext:value-type="string">
            <text:p>VREF SELECTION</text:p>
          </table:table-cell>
          <table:table-cell table:style-name="ce60"/>
          <table:table-cell table:style-name="ce67" office:value-type="string" calcext:value-type="string" table:number-columns-spanned="2" table:number-rows-spanned="1">
            <text:p>POWER DOWN BITS</text:p>
          </table:table-cell>
          <table:covered-table-cell table:style-name="ce69"/>
          <table:table-cell table:style-name="ce70" office:value-type="string" calcext:value-type="string">
            <text:p>GAIN</text:p>
          </table:table-cell>
          <table:table-cell table:number-columns-repeated="1006"/>
        </table:table-row>
        <table:table-row table:style-name="ro1">
          <table:table-cell/>
          <table:table-cell table:style-name="ce8" table:formula="of:=MID([.$E47];COLUMN()-(COLUMN([.$B29])- 1);1)" office:value-type="string" office:string-value="1" calcext:value-type="string">
            <text:p>1</text:p>
          </table:table-cell>
          <table:table-cell table:style-name="ce15" table:formula="of:=MID([.$E47];COLUMN()-(COLUMN([.$B29])- 1);1)" office:value-type="string" office:string-value="1" calcext:value-type="string">
            <text:p>1</text:p>
          </table:table-cell>
          <table:table-cell table:style-name="ce22" table:formula="of:=MID([.$E47];COLUMN()-(COLUMN([.$B29])- 1);1)" office:value-type="string" office:string-value="1" calcext:value-type="string">
            <text:p>1</text:p>
          </table:table-cell>
          <table:table-cell table:style-name="ce28" table:formula="of:=MID([.$E47];COLUMN()-(COLUMN([.$B29])- 1);1)" office:value-type="string" office:string-value="0" calcext:value-type="string">
            <text:p>0</text:p>
          </table:table-cell>
          <table:table-cell table:style-name="ce35" table:formula="of:=MID([.$E47];COLUMN()-(COLUMN([.$B29])- 1);1)" office:value-type="string" office:string-value="1" calcext:value-type="string">
            <text:p>1</text:p>
          </table:table-cell>
          <table:table-cell table:style-name="ce41" table:formula="of:=MID([.$E47];COLUMN()-(COLUMN([.$B29])- 1);1)" office:value-type="string" office:string-value="0" calcext:value-type="string">
            <text:p>0</text:p>
          </table:table-cell>
          <table:table-cell table:style-name="ce47" table:formula="of:=MID([.$E47];COLUMN()-(COLUMN([.$B29])- 1);1)" office:value-type="string" office:string-value="0" calcext:value-type="string">
            <text:p>0</text:p>
          </table:table-cell>
          <table:table-cell table:style-name="ce54" table:formula="of:=MID([.$E47];COLUMN()-(COLUMN([.$B29])- 1);1)" office:value-type="string" office:string-value="0" calcext:value-type="string">
            <text:p>0</text:p>
          </table:table-cell>
          <table:table-cell/>
          <table:table-cell table:style-name="ce59" table:formula="of:=IF([.$B$29]=0;&quot;EEPROM programming&quot;; &quot;EEPROM not programming&quot;)" office:value-type="string" office:string-value="EEPROM not programming" calcext:value-type="string">
            <text:p>EEPROM not programming</text:p>
          </table:table-cell>
          <table:table-cell table:style-name="ce61"/>
          <table:table-cell table:style-name="ce64" table:formula="of:=IF([.$C$29]=0;&quot;PWR bad&quot;; &quot;PWR good&quot;)" office:value-type="string" office:string-value="PWR good" calcext:value-type="string">
            <text:p>PWR good</text:p>
          </table:table-cell>
          <table:table-cell table:style-name="ce65" table:formula="of:=INDEX([Auxiliary_Sheet.G4:.G7];MATCH([.E29]&amp;[.F29];[Auxiliary_Sheet.E4:.E7]&amp;[Auxiliary_Sheet.F4:.F7];0))" office:value-type="string" office:string-value="VDD (Unbuffered)" calcext:value-type="string">
            <text:p>VDD (Unbuffered)</text:p>
          </table:table-cell>
          <table:table-cell table:style-name="ce61"/>
          <table:table-cell table:style-name="ce68" table:formula="of:=INDEX([Auxiliary_Sheet.G19:.G22];MATCH([.G29]&amp;[.H29];[Auxiliary_Sheet.E19:.E22]&amp;[Auxiliary_Sheet.F19:.F22];0))" office:value-type="string" office:string-value="Not Powered Down" calcext:value-type="string">
            <text:p>Not Powered Down</text:p>
          </table:table-cell>
          <table:table-cell table:style-name="ce69"/>
          <table:table-cell table:style-name="ce71" table:formula="of:=IF([.$I$11]=&quot;0&quot;;&quot;GAIN 1x&quot;; &quot;GAIN 2x&quot;)" office:value-type="string" office:string-value="GAIN 1x" calcext:value-type="string">
            <text:p>GAIN 1x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AC REGISTER VALUE</text:p>
          </table:table-cell>
          <table:table-cell/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VOUT</text:p>
          </table:table-cell>
          <table:table-cell table:number-columns-repeated="1009"/>
        </table:table-row>
        <table:table-row table:style-name="ro1">
          <table:table-cell/>
          <table:table-cell table:style-name="ce10" table:formula="of:=MID([.$F47];COLUMN()-(COLUMN([.$B35])- 1);1)" office:value-type="string" office:string-value="1" calcext:value-type="string">
            <text:p>1</text:p>
          </table:table-cell>
          <table:table-cell table:style-name="ce16" table:formula="of:=MID([.$F47];COLUMN()-(COLUMN([.$B35])- 1);1)" office:value-type="string" office:string-value="1" calcext:value-type="string">
            <text:p>1</text:p>
          </table:table-cell>
          <table:table-cell table:style-name="ce23" table:formula="of:=MID([.$F47];COLUMN()-(COLUMN([.$B35])- 1);1)" office:value-type="string" office:string-value="1" calcext:value-type="string">
            <text:p>1</text:p>
          </table:table-cell>
          <table:table-cell table:style-name="ce29" table:formula="of:=MID([.$F47];COLUMN()-(COLUMN([.$B35])- 1);1)" office:value-type="string" office:string-value="1" calcext:value-type="string">
            <text:p>1</text:p>
          </table:table-cell>
          <table:table-cell table:style-name="ce36" table:formula="of:=MID([.$F47];COLUMN()-(COLUMN([.$B35])- 1);1)" office:value-type="string" office:string-value="1" calcext:value-type="string">
            <text:p>1</text:p>
          </table:table-cell>
          <table:table-cell table:style-name="ce42" table:formula="of:=MID([.$F47];COLUMN()-(COLUMN([.$B35])- 1);1)" office:value-type="string" office:string-value="1" calcext:value-type="string">
            <text:p>1</text:p>
          </table:table-cell>
          <table:table-cell table:style-name="ce48" table:formula="of:=MID([.$F47];COLUMN()-(COLUMN([.$B35])- 1);1)" office:value-type="string" office:string-value="1" calcext:value-type="string">
            <text:p>1</text:p>
          </table:table-cell>
          <table:table-cell table:style-name="ce55" table:formula="of:=MID([.$F47];COLUMN()-(COLUMN([.$B35])- 1);1)" office:value-type="string" office:string-value="1" calcext:value-type="string">
            <text:p>1</text:p>
          </table:table-cell>
          <table:table-cell/>
          <table:table-cell table:formula="of:=BIN2DEC([.B35]&amp;[.C35]&amp;[.D35]&amp;[.E35])*256+BIN2DEC([.F35]&amp;[.G35]&amp;[.H35]&amp;[.I35]&amp;[.B41]&amp;[.C41]&amp;[.D41]&amp;[.E41])" office:value-type="float" office:value="4095" calcext:value-type="float">
            <text:p>4095</text:p>
          </table:table-cell>
          <table:table-cell table:style-name="ce62"/>
          <table:table-cell office:value-type="float" office:value="5" calcext:value-type="float">
            <text:p>5</text:p>
          </table:table-cell>
          <table:table-cell/>
          <table:table-cell table:formula="of:=[.K35]/4096*5" office:value-type="float" office:value="4.998779296875" calcext:value-type="float">
            <text:p>4.99877929687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NV CONFIGU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11" table:formula="of:=MID([.$G47];COLUMN()-(COLUMN([.$B41])- 1);1)" office:value-type="string" office:string-value="1" calcext:value-type="string">
            <text:p>1</text:p>
          </table:table-cell>
          <table:table-cell table:style-name="ce17" table:formula="of:=MID([.$G47];COLUMN()-(COLUMN([.$B41])- 1);1)" office:value-type="string" office:string-value="1" calcext:value-type="string">
            <text:p>1</text:p>
          </table:table-cell>
          <table:table-cell table:style-name="ce24" table:formula="of:=MID([.$G47];COLUMN()-(COLUMN([.$B41])- 1);1)" office:value-type="string" office:string-value="1" calcext:value-type="string">
            <text:p>1</text:p>
          </table:table-cell>
          <table:table-cell table:style-name="ce30" table:formula="of:=MID([.$G47];COLUMN()-(COLUMN([.$B41])- 1);1)" office:value-type="string" office:string-value="1" calcext:value-type="string">
            <text:p>1</text:p>
          </table:table-cell>
          <table:table-cell table:style-name="ce37" table:formula="of:=MID([.$G47];COLUMN()-(COLUMN([.$B41])- 1);1)" office:value-type="string" office:string-value="0" calcext:value-type="string">
            <text:p>0</text:p>
          </table:table-cell>
          <table:table-cell table:style-name="ce43" table:formula="of:=MID([.$G47];COLUMN()-(COLUMN([.$B41])- 1);1)" office:value-type="string" office:string-value="0" calcext:value-type="string">
            <text:p>0</text:p>
          </table:table-cell>
          <table:table-cell table:style-name="ce49" table:formula="of:=MID([.$G47];COLUMN()-(COLUMN([.$B41])- 1);1)" office:value-type="string" office:string-value="0" calcext:value-type="string">
            <text:p>0</text:p>
          </table:table-cell>
          <table:table-cell table:style-name="ce56" table:formula="of:=MID([.$G47];COLUMN()-(COLUMN([.$B41])- 1);1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ST BYTE</text:p>
          </table:table-cell>
          <table:table-cell office:value-type="string" calcext:value-type="string">
            <text:p>SECOND 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001000" calcext:value-type="float">
            <text:p>11001000</text:p>
          </table:table-cell>
          <table:table-cell table:style-name="ce18" office:value-type="string" calcext:value-type="string">
            <text:p>11111111</text:p>
          </table:table-cell>
          <table:table-cell table:style-name="ce18" office:value-type="string" calcext:value-type="string">
            <text:p>11110000</text:p>
          </table:table-cell>
          <table:table-cell table:style-name="ce18" office:value-type="string" calcext:value-type="string">
            <text:p>11101000</text:p>
          </table:table-cell>
          <table:table-cell table:style-name="ce18" office:value-type="string" calcext:value-type="string">
            <text:p>11111111</text:p>
          </table:table-cell>
          <table:table-cell table:style-name="ce18" office:value-type="string" calcext:value-type="string">
            <text:p>11110000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code_Read.J7:Decode_Read.J7">
            <calcext:condition calcext:apply-style-name="BackGround_Green" calcext:value="=1" calcext:base-cell-address="Decode_Read.J7"/>
            <calcext:condition calcext:apply-style-name="BackGround_Red" calcext:value="=0" calcext:base-cell-address="Decode_Read.J7"/>
          </calcext:conditional-format>
          <calcext:conditional-format calcext:target-range-address="Decode_Read.B11:Decode_Read.B11">
            <calcext:condition calcext:apply-style-name="BackGround_Green" calcext:value="=&quot;1&quot;" calcext:base-cell-address="Decode_Read.B11"/>
            <calcext:condition calcext:apply-style-name="BackGround_Red" calcext:value="=&quot;0&quot;" calcext:base-cell-address="Decode_Read.B11"/>
          </calcext:conditional-format>
          <calcext:conditional-format calcext:target-range-address="Decode_Read.C11:Decode_Read.C11">
            <calcext:condition calcext:apply-style-name="BackGround_Green" calcext:value="=&quot;1&quot;" calcext:base-cell-address="Decode_Read.C11"/>
            <calcext:condition calcext:apply-style-name="BackGround_Red" calcext:value="=&quot;0&quot;" calcext:base-cell-address="Decode_Read.C11"/>
          </calcext:conditional-format>
          <calcext:conditional-format calcext:target-range-address="Decode_Read.D11:Decode_Read.D11">
            <calcext:condition calcext:apply-style-name="BackGround_Green" calcext:value="=&quot;1&quot;" calcext:base-cell-address="Decode_Read.D11"/>
            <calcext:condition calcext:apply-style-name="BackGround_Red" calcext:value="=&quot;0&quot;" calcext:base-cell-address="Decode_Read.D11"/>
          </calcext:conditional-format>
          <calcext:conditional-format calcext:target-range-address="Decode_Read.E11:Decode_Read.E11">
            <calcext:condition calcext:apply-style-name="BackGround_Green" calcext:value="=&quot;1&quot;" calcext:base-cell-address="Decode_Read.E11"/>
            <calcext:condition calcext:apply-style-name="BackGround_Red" calcext:value="=&quot;0&quot;" calcext:base-cell-address="Decode_Read.E11"/>
          </calcext:conditional-format>
          <calcext:conditional-format calcext:target-range-address="Decode_Read.F11:Decode_Read.F11">
            <calcext:condition calcext:apply-style-name="BackGround_Green" calcext:value="=&quot;1&quot;" calcext:base-cell-address="Decode_Read.F11"/>
            <calcext:condition calcext:apply-style-name="BackGround_Red" calcext:value="=&quot;0&quot;" calcext:base-cell-address="Decode_Read.F11"/>
          </calcext:conditional-format>
          <calcext:conditional-format calcext:target-range-address="Decode_Read.G11:Decode_Read.G11">
            <calcext:condition calcext:apply-style-name="BackGround_Green" calcext:value="=&quot;1&quot;" calcext:base-cell-address="Decode_Read.G11"/>
            <calcext:condition calcext:apply-style-name="BackGround_Red" calcext:value="=&quot;0&quot;" calcext:base-cell-address="Decode_Read.G11"/>
          </calcext:conditional-format>
          <calcext:conditional-format calcext:target-range-address="Decode_Read.H11:Decode_Read.H11">
            <calcext:condition calcext:apply-style-name="BackGround_Green" calcext:value="=&quot;1&quot;" calcext:base-cell-address="Decode_Read.H11"/>
            <calcext:condition calcext:apply-style-name="BackGround_Red" calcext:value="=&quot;0&quot;" calcext:base-cell-address="Decode_Read.H11"/>
          </calcext:conditional-format>
          <calcext:conditional-format calcext:target-range-address="Decode_Read.I11:Decode_Read.I11">
            <calcext:condition calcext:apply-style-name="BackGround_Green" calcext:value="=&quot;1&quot;" calcext:base-cell-address="Decode_Read.I11"/>
            <calcext:condition calcext:apply-style-name="BackGround_Red" calcext:value="=&quot;0&quot;" calcext:base-cell-address="Decode_Read.I11"/>
          </calcext:conditional-format>
          <calcext:conditional-format calcext:target-range-address="Decode_Read.B17:Decode_Read.B17">
            <calcext:condition calcext:apply-style-name="BackGround_Green" calcext:value="=&quot;1&quot;" calcext:base-cell-address="Decode_Read.B17"/>
            <calcext:condition calcext:apply-style-name="BackGround_Red" calcext:value="=&quot;0&quot;" calcext:base-cell-address="Decode_Read.B17"/>
          </calcext:conditional-format>
          <calcext:conditional-format calcext:target-range-address="Decode_Read.C17:Decode_Read.C17">
            <calcext:condition calcext:apply-style-name="BackGround_Green" calcext:value="=&quot;1&quot;" calcext:base-cell-address="Decode_Read.C17"/>
            <calcext:condition calcext:apply-style-name="BackGround_Red" calcext:value="=&quot;0&quot;" calcext:base-cell-address="Decode_Read.C17"/>
          </calcext:conditional-format>
          <calcext:conditional-format calcext:target-range-address="Decode_Read.D17:Decode_Read.D17">
            <calcext:condition calcext:apply-style-name="BackGround_Green" calcext:value="=&quot;1&quot;" calcext:base-cell-address="Decode_Read.D17"/>
            <calcext:condition calcext:apply-style-name="BackGround_Red" calcext:value="=&quot;0&quot;" calcext:base-cell-address="Decode_Read.D17"/>
          </calcext:conditional-format>
          <calcext:conditional-format calcext:target-range-address="Decode_Read.E17:Decode_Read.E17">
            <calcext:condition calcext:apply-style-name="BackGround_Green" calcext:value="=&quot;1&quot;" calcext:base-cell-address="Decode_Read.E17"/>
            <calcext:condition calcext:apply-style-name="BackGround_Red" calcext:value="=&quot;0&quot;" calcext:base-cell-address="Decode_Read.E17"/>
          </calcext:conditional-format>
          <calcext:conditional-format calcext:target-range-address="Decode_Read.F17:Decode_Read.F17">
            <calcext:condition calcext:apply-style-name="BackGround_Green" calcext:value="=&quot;1&quot;" calcext:base-cell-address="Decode_Read.F17"/>
            <calcext:condition calcext:apply-style-name="BackGround_Red" calcext:value="=&quot;0&quot;" calcext:base-cell-address="Decode_Read.F17"/>
          </calcext:conditional-format>
          <calcext:conditional-format calcext:target-range-address="Decode_Read.G17:Decode_Read.G17">
            <calcext:condition calcext:apply-style-name="BackGround_Green" calcext:value="=&quot;1&quot;" calcext:base-cell-address="Decode_Read.G17"/>
            <calcext:condition calcext:apply-style-name="BackGround_Red" calcext:value="=&quot;0&quot;" calcext:base-cell-address="Decode_Read.G17"/>
          </calcext:conditional-format>
          <calcext:conditional-format calcext:target-range-address="Decode_Read.H17:Decode_Read.H17">
            <calcext:condition calcext:apply-style-name="BackGround_Green" calcext:value="=&quot;1&quot;" calcext:base-cell-address="Decode_Read.H17"/>
            <calcext:condition calcext:apply-style-name="BackGround_Red" calcext:value="=&quot;0&quot;" calcext:base-cell-address="Decode_Read.H17"/>
          </calcext:conditional-format>
          <calcext:conditional-format calcext:target-range-address="Decode_Read.I17:Decode_Read.I17">
            <calcext:condition calcext:apply-style-name="BackGround_Green" calcext:value="=&quot;1&quot;" calcext:base-cell-address="Decode_Read.I17"/>
            <calcext:condition calcext:apply-style-name="BackGround_Red" calcext:value="=&quot;0&quot;" calcext:base-cell-address="Decode_Read.I17"/>
          </calcext:conditional-format>
          <calcext:conditional-format calcext:target-range-address="Decode_Read.B23:Decode_Read.B23">
            <calcext:condition calcext:apply-style-name="BackGround_Green" calcext:value="=&quot;1&quot;" calcext:base-cell-address="Decode_Read.B23"/>
            <calcext:condition calcext:apply-style-name="BackGround_Red" calcext:value="=&quot;0&quot;" calcext:base-cell-address="Decode_Read.B23"/>
          </calcext:conditional-format>
          <calcext:conditional-format calcext:target-range-address="Decode_Read.C23:Decode_Read.C23">
            <calcext:condition calcext:apply-style-name="BackGround_Green" calcext:value="=&quot;1&quot;" calcext:base-cell-address="Decode_Read.C23"/>
            <calcext:condition calcext:apply-style-name="BackGround_Red" calcext:value="=&quot;0&quot;" calcext:base-cell-address="Decode_Read.C23"/>
          </calcext:conditional-format>
          <calcext:conditional-format calcext:target-range-address="Decode_Read.D23:Decode_Read.D23">
            <calcext:condition calcext:apply-style-name="BackGround_Green" calcext:value="=&quot;1&quot;" calcext:base-cell-address="Decode_Read.D23"/>
            <calcext:condition calcext:apply-style-name="BackGround_Red" calcext:value="=&quot;0&quot;" calcext:base-cell-address="Decode_Read.D23"/>
          </calcext:conditional-format>
          <calcext:conditional-format calcext:target-range-address="Decode_Read.E23:Decode_Read.E23">
            <calcext:condition calcext:apply-style-name="BackGround_Green" calcext:value="=&quot;1&quot;" calcext:base-cell-address="Decode_Read.E23"/>
            <calcext:condition calcext:apply-style-name="BackGround_Red" calcext:value="=&quot;0&quot;" calcext:base-cell-address="Decode_Read.E23"/>
          </calcext:conditional-format>
          <calcext:conditional-format calcext:target-range-address="Decode_Read.F23:Decode_Read.F23">
            <calcext:condition calcext:apply-style-name="BackGround_Green" calcext:value="=&quot;1&quot;" calcext:base-cell-address="Decode_Read.F23"/>
            <calcext:condition calcext:apply-style-name="BackGround_Red" calcext:value="=&quot;0&quot;" calcext:base-cell-address="Decode_Read.F23"/>
          </calcext:conditional-format>
          <calcext:conditional-format calcext:target-range-address="Decode_Read.G23:Decode_Read.G23">
            <calcext:condition calcext:apply-style-name="BackGround_Green" calcext:value="=&quot;1&quot;" calcext:base-cell-address="Decode_Read.G23"/>
            <calcext:condition calcext:apply-style-name="BackGround_Red" calcext:value="=&quot;0&quot;" calcext:base-cell-address="Decode_Read.G23"/>
          </calcext:conditional-format>
          <calcext:conditional-format calcext:target-range-address="Decode_Read.H23:Decode_Read.H23">
            <calcext:condition calcext:apply-style-name="BackGround_Green" calcext:value="=&quot;1&quot;" calcext:base-cell-address="Decode_Read.H23"/>
            <calcext:condition calcext:apply-style-name="BackGround_Red" calcext:value="=&quot;0&quot;" calcext:base-cell-address="Decode_Read.H23"/>
          </calcext:conditional-format>
          <calcext:conditional-format calcext:target-range-address="Decode_Read.I23:Decode_Read.I23">
            <calcext:condition calcext:apply-style-name="BackGround_Green" calcext:value="=&quot;1&quot;" calcext:base-cell-address="Decode_Read.I23"/>
            <calcext:condition calcext:apply-style-name="BackGround_Red" calcext:value="=&quot;0&quot;" calcext:base-cell-address="Decode_Read.I23"/>
          </calcext:conditional-format>
          <calcext:conditional-format calcext:target-range-address="Decode_Read.B29:Decode_Read.B29">
            <calcext:condition calcext:apply-style-name="BackGround_Green" calcext:value="=&quot;1&quot;" calcext:base-cell-address="Decode_Read.B29"/>
            <calcext:condition calcext:apply-style-name="BackGround_Red" calcext:value="=&quot;0&quot;" calcext:base-cell-address="Decode_Read.B29"/>
          </calcext:conditional-format>
          <calcext:conditional-format calcext:target-range-address="Decode_Read.C29:Decode_Read.C29">
            <calcext:condition calcext:apply-style-name="BackGround_Green" calcext:value="=&quot;1&quot;" calcext:base-cell-address="Decode_Read.C29"/>
            <calcext:condition calcext:apply-style-name="BackGround_Red" calcext:value="=&quot;0&quot;" calcext:base-cell-address="Decode_Read.C29"/>
          </calcext:conditional-format>
          <calcext:conditional-format calcext:target-range-address="Decode_Read.D29:Decode_Read.D29">
            <calcext:condition calcext:apply-style-name="BackGround_Green" calcext:value="=&quot;1&quot;" calcext:base-cell-address="Decode_Read.D29"/>
            <calcext:condition calcext:apply-style-name="BackGround_Red" calcext:value="=&quot;0&quot;" calcext:base-cell-address="Decode_Read.D29"/>
          </calcext:conditional-format>
          <calcext:conditional-format calcext:target-range-address="Decode_Read.E29:Decode_Read.E29">
            <calcext:condition calcext:apply-style-name="BackGround_Green" calcext:value="=&quot;1&quot;" calcext:base-cell-address="Decode_Read.E29"/>
            <calcext:condition calcext:apply-style-name="BackGround_Red" calcext:value="=&quot;0&quot;" calcext:base-cell-address="Decode_Read.E29"/>
          </calcext:conditional-format>
          <calcext:conditional-format calcext:target-range-address="Decode_Read.F29:Decode_Read.F29">
            <calcext:condition calcext:apply-style-name="BackGround_Green" calcext:value="=&quot;1&quot;" calcext:base-cell-address="Decode_Read.F29"/>
            <calcext:condition calcext:apply-style-name="BackGround_Red" calcext:value="=&quot;0&quot;" calcext:base-cell-address="Decode_Read.F29"/>
          </calcext:conditional-format>
          <calcext:conditional-format calcext:target-range-address="Decode_Read.G29:Decode_Read.G29">
            <calcext:condition calcext:apply-style-name="BackGround_Green" calcext:value="=&quot;1&quot;" calcext:base-cell-address="Decode_Read.G29"/>
            <calcext:condition calcext:apply-style-name="BackGround_Red" calcext:value="=&quot;0&quot;" calcext:base-cell-address="Decode_Read.G29"/>
          </calcext:conditional-format>
          <calcext:conditional-format calcext:target-range-address="Decode_Read.H29:Decode_Read.H29">
            <calcext:condition calcext:apply-style-name="BackGround_Green" calcext:value="=&quot;1&quot;" calcext:base-cell-address="Decode_Read.H29"/>
            <calcext:condition calcext:apply-style-name="BackGround_Red" calcext:value="=&quot;0&quot;" calcext:base-cell-address="Decode_Read.H29"/>
          </calcext:conditional-format>
          <calcext:conditional-format calcext:target-range-address="Decode_Read.I29:Decode_Read.I29">
            <calcext:condition calcext:apply-style-name="BackGround_Green" calcext:value="=&quot;1&quot;" calcext:base-cell-address="Decode_Read.I29"/>
            <calcext:condition calcext:apply-style-name="BackGround_Red" calcext:value="=&quot;0&quot;" calcext:base-cell-address="Decode_Read.I29"/>
          </calcext:conditional-format>
          <calcext:conditional-format calcext:target-range-address="Decode_Read.B35:Decode_Read.B35">
            <calcext:condition calcext:apply-style-name="BackGround_Green" calcext:value="=&quot;1&quot;" calcext:base-cell-address="Decode_Read.B35"/>
            <calcext:condition calcext:apply-style-name="BackGround_Red" calcext:value="=&quot;0&quot;" calcext:base-cell-address="Decode_Read.B35"/>
          </calcext:conditional-format>
          <calcext:conditional-format calcext:target-range-address="Decode_Read.C35:Decode_Read.C35">
            <calcext:condition calcext:apply-style-name="BackGround_Green" calcext:value="=&quot;1&quot;" calcext:base-cell-address="Decode_Read.C35"/>
            <calcext:condition calcext:apply-style-name="BackGround_Red" calcext:value="=&quot;0&quot;" calcext:base-cell-address="Decode_Read.C35"/>
          </calcext:conditional-format>
          <calcext:conditional-format calcext:target-range-address="Decode_Read.D35:Decode_Read.D35">
            <calcext:condition calcext:apply-style-name="BackGround_Green" calcext:value="=&quot;1&quot;" calcext:base-cell-address="Decode_Read.D35"/>
            <calcext:condition calcext:apply-style-name="BackGround_Red" calcext:value="=&quot;0&quot;" calcext:base-cell-address="Decode_Read.D35"/>
          </calcext:conditional-format>
          <calcext:conditional-format calcext:target-range-address="Decode_Read.E35:Decode_Read.E35">
            <calcext:condition calcext:apply-style-name="BackGround_Green" calcext:value="=&quot;1&quot;" calcext:base-cell-address="Decode_Read.E35"/>
            <calcext:condition calcext:apply-style-name="BackGround_Red" calcext:value="=&quot;0&quot;" calcext:base-cell-address="Decode_Read.E35"/>
          </calcext:conditional-format>
          <calcext:conditional-format calcext:target-range-address="Decode_Read.F35:Decode_Read.F35">
            <calcext:condition calcext:apply-style-name="BackGround_Green" calcext:value="=&quot;1&quot;" calcext:base-cell-address="Decode_Read.F35"/>
            <calcext:condition calcext:apply-style-name="BackGround_Red" calcext:value="=&quot;0&quot;" calcext:base-cell-address="Decode_Read.F35"/>
          </calcext:conditional-format>
          <calcext:conditional-format calcext:target-range-address="Decode_Read.G35:Decode_Read.G35">
            <calcext:condition calcext:apply-style-name="BackGround_Green" calcext:value="=&quot;1&quot;" calcext:base-cell-address="Decode_Read.G35"/>
            <calcext:condition calcext:apply-style-name="BackGround_Red" calcext:value="=&quot;0&quot;" calcext:base-cell-address="Decode_Read.G35"/>
          </calcext:conditional-format>
          <calcext:conditional-format calcext:target-range-address="Decode_Read.H35:Decode_Read.H35">
            <calcext:condition calcext:apply-style-name="BackGround_Green" calcext:value="=&quot;1&quot;" calcext:base-cell-address="Decode_Read.H35"/>
            <calcext:condition calcext:apply-style-name="BackGround_Red" calcext:value="=&quot;0&quot;" calcext:base-cell-address="Decode_Read.H35"/>
          </calcext:conditional-format>
          <calcext:conditional-format calcext:target-range-address="Decode_Read.I35:Decode_Read.I35">
            <calcext:condition calcext:apply-style-name="BackGround_Green" calcext:value="=&quot;1&quot;" calcext:base-cell-address="Decode_Read.I35"/>
            <calcext:condition calcext:apply-style-name="BackGround_Red" calcext:value="=&quot;0&quot;" calcext:base-cell-address="Decode_Read.I35"/>
          </calcext:conditional-format>
          <calcext:conditional-format calcext:target-range-address="Decode_Read.B41:Decode_Read.B41">
            <calcext:condition calcext:apply-style-name="BackGround_Green" calcext:value="=&quot;1&quot;" calcext:base-cell-address="Decode_Read.B41"/>
            <calcext:condition calcext:apply-style-name="BackGround_Red" calcext:value="=&quot;0&quot;" calcext:base-cell-address="Decode_Read.B41"/>
          </calcext:conditional-format>
          <calcext:conditional-format calcext:target-range-address="Decode_Read.C41:Decode_Read.C41">
            <calcext:condition calcext:apply-style-name="BackGround_Green" calcext:value="=&quot;1&quot;" calcext:base-cell-address="Decode_Read.C41"/>
            <calcext:condition calcext:apply-style-name="BackGround_Red" calcext:value="=&quot;0&quot;" calcext:base-cell-address="Decode_Read.C41"/>
          </calcext:conditional-format>
          <calcext:conditional-format calcext:target-range-address="Decode_Read.D41:Decode_Read.D41">
            <calcext:condition calcext:apply-style-name="BackGround_Green" calcext:value="=&quot;1&quot;" calcext:base-cell-address="Decode_Read.D41"/>
            <calcext:condition calcext:apply-style-name="BackGround_Red" calcext:value="=&quot;0&quot;" calcext:base-cell-address="Decode_Read.D41"/>
          </calcext:conditional-format>
          <calcext:conditional-format calcext:target-range-address="Decode_Read.E41:Decode_Read.E41">
            <calcext:condition calcext:apply-style-name="BackGround_Green" calcext:value="=&quot;1&quot;" calcext:base-cell-address="Decode_Read.E41"/>
            <calcext:condition calcext:apply-style-name="BackGround_Red" calcext:value="=&quot;0&quot;" calcext:base-cell-address="Decode_Read.E41"/>
          </calcext:conditional-format>
          <calcext:conditional-format calcext:target-range-address="Decode_Read.F41:Decode_Read.F41">
            <calcext:condition calcext:apply-style-name="BackGround_Green" calcext:value="=&quot;1&quot;" calcext:base-cell-address="Decode_Read.F41"/>
            <calcext:condition calcext:apply-style-name="BackGround_Red" calcext:value="=&quot;0&quot;" calcext:base-cell-address="Decode_Read.F41"/>
          </calcext:conditional-format>
          <calcext:conditional-format calcext:target-range-address="Decode_Read.G41:Decode_Read.G41">
            <calcext:condition calcext:apply-style-name="BackGround_Green" calcext:value="=&quot;1&quot;" calcext:base-cell-address="Decode_Read.G41"/>
            <calcext:condition calcext:apply-style-name="BackGround_Red" calcext:value="=&quot;0&quot;" calcext:base-cell-address="Decode_Read.G41"/>
          </calcext:conditional-format>
          <calcext:conditional-format calcext:target-range-address="Decode_Read.H41:Decode_Read.H41">
            <calcext:condition calcext:apply-style-name="BackGround_Green" calcext:value="=&quot;1&quot;" calcext:base-cell-address="Decode_Read.H41"/>
            <calcext:condition calcext:apply-style-name="BackGround_Red" calcext:value="=&quot;0&quot;" calcext:base-cell-address="Decode_Read.H41"/>
          </calcext:conditional-format>
          <calcext:conditional-format calcext:target-range-address="Decode_Read.I41:Decode_Read.I41">
            <calcext:condition calcext:apply-style-name="BackGround_Green" calcext:value="=&quot;1&quot;" calcext:base-cell-address="Decode_Read.I41"/>
            <calcext:condition calcext:apply-style-name="BackGround_Red" calcext:value="=&quot;0&quot;" calcext:base-cell-address="Decode_Read.I41"/>
          </calcext:conditional-format>
        </calcext:conditional-formats>
      </table:table>
      <table:table table:name="Write_All" table:style-name="ta1"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3" table:style-name="ce85" table:content-validation-name="val1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73" office:value-type="string" calcext:value-type="string" table:number-columns-spanned="2" table:number-rows-spanned="1">
            <text:p>POWER DOWN BITS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11"/>
          <table:table-cell table:style-name="ce73" office:value-type="string" calcext:value-type="string" table:number-columns-spanned="3" table:number-rows-spanned="1">
            <text:p>COMMAND BITS</text:p>
          </table:table-cell>
          <table:covered-table-cell table:number-columns-repeated="2"/>
          <table:table-cell table:style-name="ce73" office:value-type="string" calcext:value-type="string" table:number-columns-spanned="2" table:number-rows-spanned="1">
            <text:p>REF SELECT BITS</text:p>
          </table:table-cell>
          <table:covered-table-cell/>
          <table:table-cell table:style-name="ce73" office:value-type="string" calcext:value-type="string" table:number-columns-spanned="2" table:number-rows-spanned="1">
            <text:p>aka VOUT STATUS</text:p>
          </table:table-cell>
          <table:covered-table-cell/>
          <table:table-cell table:number-columns-repeated="1006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2" table:number-rows-spanned="1">
            <text:p>VREF STATUS</text:p>
          </table:table-cell>
          <table:covered-table-cell table:style-name="ce64"/>
          <table:table-cell table:style-name="ce74" office:value-type="string" calcext:value-type="string" table:number-columns-spanned="2" table:number-rows-spanned="1">
            <text:p>VOUT STATUS</text:p>
          </table:table-cell>
          <table:covered-table-cell table:style-name="ce64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VREF1</text:p>
          </table:table-cell>
          <table:table-cell table:style-name="ce1" office:value-type="string" calcext:value-type="string">
            <text:p>VREF2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GAIN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5" table:content-validation-name="val2" office:value-type="string" calcext:value-type="string" table:number-columns-spanned="2" table:number-rows-spanned="1">
            <text:p>VREF pin Unbuffered</text:p>
          </table:table-cell>
          <table:covered-table-cell table:style-name="ce64"/>
          <table:table-cell table:style-name="ce75" table:content-validation-name="val3" office:value-type="string" calcext:value-type="string" table:number-columns-spanned="2" table:number-rows-spanned="1">
            <text:p>Not Powered Down</text:p>
          </table:table-cell>
          <table:covered-table-cell table:style-name="ce64" office:value-type="string" calcext:value-type="string">
            <text:p>VREF</text:p>
          </table:covered-table-cell>
          <table:table-cell table:number-columns-repeated="4"/>
          <table:table-cell table:style-name="ce76" office:value-type="boolean" office:boolean-value="false" calcext:value-type="boolean">
            <text:p>FALS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50" table:formula="of:=INDEX([Auxiliary_Sheet.N4:Auxiliary_Sheet.N7];MATCH([.D11]; [Auxiliary_Sheet.L4:.L7]; 0))" office:value-type="boolean" office:boolean-value="true" calcext:value-type="boolean">
            <text:p>TRUE</text:p>
          </table:table-cell>
          <table:table-cell table:style-name="ce50" table:formula="of:=INDEX([Auxiliary_Sheet.O4:.O7];MATCH([.D11]; [Auxiliary_Sheet.L4:.L7]; 0))" office:value-type="boolean" office:boolean-value="false" calcext:value-type="boolean">
            <text:p>FALSE</text:p>
          </table:table-cell>
          <table:table-cell table:style-name="ce87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85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68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MSB</text:p>
          </table:table-cell>
          <table:table-cell table:style-name="ce1" office:value-type="string" calcext:value-type="string">
            <text:p>LSB</text:p>
          </table:table-cell>
          <table:table-cell table:style-name="ce1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15]/[.E15]*4095" office:value-type="float" office:value="3276" calcext:value-type="float">
            <text:p>3276</text:p>
          </table:table-cell>
          <table:table-cell table:style-name="ce1"/>
          <table:table-cell table:style-name="ce1" table:formula="of:=DEC2BIN(MOD(QUOTIENT([.$F$15];256^1);256);4)" office:value-type="string" office:string-value="1100" calcext:value-type="string">
            <text:p>1100</text:p>
          </table:table-cell>
          <table:table-cell table:style-name="ce1" table:formula="of:=DEC2BIN(MOD(QUOTIENT([.$F$15];256^0);256);8)" office:value-type="string" office:string-value="11001100" calcext:value-type="string">
            <text:p>11001100</text:p>
          </table:table-cell>
          <table:table-cell table:style-name="ce1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US PIRATE COMMAND</text:p>
          </table:table-cell>
          <table:table-cell table:number-columns-repeated="4"/>
          <table:table-cell table:style-name="ce1" table:number-columns-repeated="2"/>
          <table:table-cell/>
          <table:table-cell table:style-name="ce77" table:formula="of:=MID([.$H15];COLUMN()-(COLUMN([.$L17])- 1);1)" office:value-type="string" office:string-value="1" calcext:value-type="string">
            <text:p>1</text:p>
          </table:table-cell>
          <table:table-cell table:style-name="ce79" table:formula="of:=MID([.$H15];COLUMN()-(COLUMN([.$L17])- 1);1)" office:value-type="string" office:string-value="1" calcext:value-type="string">
            <text:p>1</text:p>
          </table:table-cell>
          <table:table-cell table:style-name="ce81" table:formula="of:=MID([.$H15];COLUMN()-(COLUMN([.$L17])- 1);1)" office:value-type="string" office:string-value="0" calcext:value-type="string">
            <text:p>0</text:p>
          </table:table-cell>
          <table:table-cell table:style-name="ce83" table:formula="of:=MID([.$H15];COLUMN()-(COLUMN([.$L17])- 1);1)" office:value-type="string" office:string-value="0" calcext:value-type="string">
            <text:p>0</text:p>
          </table:table-cell>
          <table:table-cell table:style-name="ce86" table:formula="of:=MID([.$I15];COLUMN()-(COLUMN([.$P17])- 1);1)" office:value-type="string" office:string-value="1" calcext:value-type="string">
            <text:p>1</text:p>
          </table:table-cell>
          <table:table-cell table:style-name="ce88" table:formula="of:=MID([.$I15];COLUMN()-(COLUMN([.$P17])- 1);1)" office:value-type="string" office:string-value="1" calcext:value-type="string">
            <text:p>1</text:p>
          </table:table-cell>
          <table:table-cell table:style-name="ce89" table:formula="of:=MID([.$I15];COLUMN()-(COLUMN([.$P17])- 1);1)" office:value-type="string" office:string-value="0" calcext:value-type="string">
            <text:p>0</text:p>
          </table:table-cell>
          <table:table-cell table:style-name="ce90" table:formula="of:=MID([.$I15];COLUMN()-(COLUMN([.$P17])- 1);1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 table:formula="of:=&quot;[0b&quot;&amp;[.L5]&amp;[.M5]&amp;[.N5]&amp;[.O5]&amp;[.P5]&amp;[.Q5]&amp;[.R5]&amp;[.S5]&amp;&quot;,0b&quot;&amp;[.L11]&amp;[.M11]&amp;[.N11]&amp;[.O11]&amp;[.P11]&amp;[.Q11]&amp;[.R11]&amp;[.S11]&amp;&quot;,0b&quot;&amp;[.L17]&amp;[.M17]&amp;[.N17]&amp;[.O17]&amp;[.P17]&amp;[.Q17]&amp;[.R17]&amp;[.S17]&amp;&quot;,0b&quot;&amp;[.L23]&amp;[.M23]&amp;[.N23]&amp;[.O23]&amp;[.P23]&amp;[.Q23]&amp;[.R23]&amp;[.S23]&amp;&quot;]&quot;" office:value-type="string" office:string-value="[0b11000000,0b01110000,0b11001100,0b11000000]" calcext:value-type="string">
            <text:p>[0b11000000,0b01110000,0b11001100,0b11000000]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/>
          <table:table-cell table:style-name="ce73"/>
          <table:table-cell table:number-columns-repeated="6"/>
          <table:table-cell table:style-name="ce1" table:number-columns-repeated="2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4" table:style-name="ce1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8" table:formula="of:=MID([.$I15];COLUMN()-(COLUMN([.$L23])- 1);1)" office:value-type="string" office:string-value="1" calcext:value-type="string">
            <text:p>1</text:p>
          </table:table-cell>
          <table:table-cell table:style-name="ce80" table:formula="of:=MID([.$I15];COLUMN()-(COLUMN([.$L23])- 1);1)" office:value-type="string" office:string-value="1" calcext:value-type="string">
            <text:p>1</text:p>
          </table:table-cell>
          <table:table-cell table:style-name="ce82" table:formula="of:=MID([.$I15];COLUMN()-(COLUMN([.$L23])- 1);1)" office:value-type="string" office:string-value="0" calcext:value-type="string">
            <text:p>0</text:p>
          </table:table-cell>
          <table:table-cell table:style-name="ce84" table:formula="of:=MID([.$I15];COLUMN()-(COLUMN([.$L23])- 1);1)" office:value-type="string" office:string-value="0" calcext:value-type="string">
            <text:p>0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formula="of:=&quot;0b&quot;&amp;[.L5]&amp;[.M5]&amp;[.N5]&amp;[.O5]&amp;[.P5]&amp;[.Q5]&amp;[.R5]&amp;[.S5]&amp;&quot;&quot;" office:value-type="string" office:string-value="0b11000000" calcext:value-type="string">
            <text:p>0b11000000</text:p>
          </table:table-cell>
          <table:table-cell table:style-name="ce1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" table:number-columns-repeated="8"/>
          <table:table-cell table:number-columns-repeated="1014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 table:number-columns-repeated="2"/>
          <table:table-cell table:style-name="ce62"/>
          <table:table-cell table:style-name="ce1"/>
          <table:table-cell table:style-name="Default" table:number-columns-repeated="4"/>
          <table:table-cell table:style-name="ce1"/>
          <table:table-cell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5"/>
          <table:table-cell table:style-name="ce68"/>
          <table:table-cell table:number-columns-repeated="3"/>
          <table:table-cell table:style-name="ce1"/>
          <table:table-cell table:number-columns-repeated="1010"/>
        </table:table-row>
        <table:table-row table:style-name="ro1" table:number-rows-repeated="17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rite_All.L17:Write_All.L17">
            <calcext:condition calcext:apply-style-name="BackGround_Green" calcext:value="=&quot;1&quot;" calcext:base-cell-address="Write_All.L17"/>
            <calcext:condition calcext:apply-style-name="BackGround_Red" calcext:value="=&quot;0&quot;" calcext:base-cell-address="Write_All.L17"/>
          </calcext:conditional-format>
          <calcext:conditional-format calcext:target-range-address="Write_All.M17:Write_All.M17">
            <calcext:condition calcext:apply-style-name="BackGround_Green" calcext:value="=&quot;1&quot;" calcext:base-cell-address="Write_All.M17"/>
            <calcext:condition calcext:apply-style-name="BackGround_Red" calcext:value="=&quot;0&quot;" calcext:base-cell-address="Write_All.M17"/>
          </calcext:conditional-format>
          <calcext:conditional-format calcext:target-range-address="Write_All.N17:Write_All.N17">
            <calcext:condition calcext:apply-style-name="BackGround_Green" calcext:value="=&quot;1&quot;" calcext:base-cell-address="Write_All.N17"/>
            <calcext:condition calcext:apply-style-name="BackGround_Red" calcext:value="=&quot;0&quot;" calcext:base-cell-address="Write_All.N17"/>
          </calcext:conditional-format>
          <calcext:conditional-format calcext:target-range-address="Write_All.O17:Write_All.O17">
            <calcext:condition calcext:apply-style-name="BackGround_Green" calcext:value="=&quot;1&quot;" calcext:base-cell-address="Write_All.O17"/>
            <calcext:condition calcext:apply-style-name="BackGround_Red" calcext:value="=&quot;0&quot;" calcext:base-cell-address="Write_All.O17"/>
          </calcext:conditional-format>
          <calcext:conditional-format calcext:target-range-address="Write_All.P17:Write_All.P17">
            <calcext:condition calcext:apply-style-name="BackGround_Green" calcext:value="=&quot;1&quot;" calcext:base-cell-address="Write_All.P17"/>
            <calcext:condition calcext:apply-style-name="BackGround_Red" calcext:value="=&quot;0&quot;" calcext:base-cell-address="Write_All.P17"/>
          </calcext:conditional-format>
          <calcext:conditional-format calcext:target-range-address="Write_All.Q17:Write_All.Q17">
            <calcext:condition calcext:apply-style-name="BackGround_Green" calcext:value="=&quot;1&quot;" calcext:base-cell-address="Write_All.Q17"/>
            <calcext:condition calcext:apply-style-name="BackGround_Red" calcext:value="=&quot;0&quot;" calcext:base-cell-address="Write_All.Q17"/>
          </calcext:conditional-format>
          <calcext:conditional-format calcext:target-range-address="Write_All.R17:Write_All.R17">
            <calcext:condition calcext:apply-style-name="BackGround_Green" calcext:value="=&quot;1&quot;" calcext:base-cell-address="Write_All.R17"/>
            <calcext:condition calcext:apply-style-name="BackGround_Red" calcext:value="=&quot;0&quot;" calcext:base-cell-address="Write_All.R17"/>
          </calcext:conditional-format>
          <calcext:conditional-format calcext:target-range-address="Write_All.S17:Write_All.S17">
            <calcext:condition calcext:apply-style-name="BackGround_Green" calcext:value="=&quot;1&quot;" calcext:base-cell-address="Write_All.S17"/>
            <calcext:condition calcext:apply-style-name="BackGround_Red" calcext:value="=&quot;0&quot;" calcext:base-cell-address="Write_All.S17"/>
          </calcext:conditional-format>
          <calcext:conditional-format calcext:target-range-address="Write_All.L23:Write_All.L23">
            <calcext:condition calcext:apply-style-name="BackGround_Green" calcext:value="=&quot;1&quot;" calcext:base-cell-address="Write_All.L23"/>
            <calcext:condition calcext:apply-style-name="BackGround_Red" calcext:value="=&quot;0&quot;" calcext:base-cell-address="Write_All.L23"/>
          </calcext:conditional-format>
          <calcext:conditional-format calcext:target-range-address="Write_All.M23:Write_All.M23">
            <calcext:condition calcext:apply-style-name="BackGround_Green" calcext:value="=&quot;1&quot;" calcext:base-cell-address="Write_All.M23"/>
            <calcext:condition calcext:apply-style-name="BackGround_Red" calcext:value="=&quot;0&quot;" calcext:base-cell-address="Write_All.M23"/>
          </calcext:conditional-format>
          <calcext:conditional-format calcext:target-range-address="Write_All.N23:Write_All.N23">
            <calcext:condition calcext:apply-style-name="BackGround_Green" calcext:value="=&quot;1&quot;" calcext:base-cell-address="Write_All.N23"/>
            <calcext:condition calcext:apply-style-name="BackGround_Red" calcext:value="=&quot;0&quot;" calcext:base-cell-address="Write_All.N23"/>
          </calcext:conditional-format>
          <calcext:conditional-format calcext:target-range-address="Write_All.O23:Write_All.O23">
            <calcext:condition calcext:apply-style-name="BackGround_Green" calcext:value="=&quot;1&quot;" calcext:base-cell-address="Write_All.O23"/>
            <calcext:condition calcext:apply-style-name="BackGround_Red" calcext:value="=&quot;0&quot;" calcext:base-cell-address="Write_All.O23"/>
          </calcext:conditional-format>
        </calcext:conditional-formats>
      </table:table>
      <table:table table:name="Write_DAC_Only" table:style-name="ta1">
        <table:table-column table:style-name="co1" table:number-columns-repeated="1024" table:default-cell-style-name="ce7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4" table:number-rows-spanned="1">
            <text:p>DEVICE ADDRESS FIXED BITS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DEVICE ADDRESS UNFIXED BITS</text:p>
          </table:table-cell>
          <table:covered-table-cell table:number-columns-repeated="2" table:style-name="ce1"/>
          <table:table-cell table:style-name="ce1" office:value-type="string" calcext:value-type="string">
            <text:p>R/W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TRUE()" office:value-type="boolean" office:boolean-value="true" calcext:value-type="boolean">
            <text:p>TRU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style-name="ce76" table:formula="of:=FALSE()" office:value-type="boolean" office:boolean-value="false" calcext:value-type="boolean">
            <text:p>FALSE</text:p>
          </table:table-cell>
          <table:table-cell table:number-columns-repeated="3" table:style-name="ce85" table:content-validation-name="val1" office:value-type="boolean" office:boolean-value="false" calcext:value-type="boolean">
            <text:p>FALSE</text:p>
          </table:table-cell>
          <table:table-cell table:style-name="ce50" table:content-validation-name="val1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73" office:value-type="string" calcext:value-type="string" table:number-columns-spanned="2" table:number-rows-spanned="1">
            <text:p>POWER DOWN BITS</text:p>
          </table:table-cell>
          <table:covered-table-cell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1"/>
          <table:table-cell table:style-name="ce73" office:value-type="string" calcext:value-type="string" table:number-columns-spanned="2" table:number-rows-spanned="1">
            <text:p>COMMAND BITS</text:p>
          </table:table-cell>
          <table:covered-table-cell/>
          <table:table-cell table:style-name="ce73" office:value-type="string" calcext:value-type="string" table:number-columns-spanned="2" table:number-rows-spanned="1">
            <text:p>aka VOUT STATUS</text:p>
          </table:table-cell>
          <table:covered-table-cell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2" table:number-rows-spanned="1">
            <text:p>VREF STATUS</text:p>
          </table:table-cell>
          <table:covered-table-cell table:style-name="ce64"/>
          <table:table-cell table:style-name="ce74" office:value-type="string" calcext:value-type="string" table:number-columns-spanned="2" table:number-rows-spanned="1">
            <text:p>VOUT STATUS</text:p>
          </table:table-cell>
          <table:covered-table-cell table:style-name="ce64"/>
          <table:table-cell table:number-columns-spanned="2" table:number-rows-spanned="1"/>
          <table:covered-table-cell/>
          <table:table-cell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5" table:content-validation-name="val2" office:value-type="string" calcext:value-type="string" table:number-columns-spanned="2" table:number-rows-spanned="1">
            <text:p>VREF pin Unbuffered</text:p>
          </table:table-cell>
          <table:covered-table-cell table:style-name="ce64"/>
          <table:table-cell table:style-name="ce75" table:content-validation-name="val3" office:value-type="string" calcext:value-type="string" table:number-columns-spanned="2" table:number-rows-spanned="1">
            <text:p>Not Powered Down</text:p>
          </table:table-cell>
          <table:covered-table-cell table:style-name="ce64" office:value-type="string" calcext:value-type="string">
            <text:p>VREF</text:p>
          </table:covered-table-cell>
          <table:table-cell table:number-columns-repeated="4"/>
          <table:table-cell table:number-columns-repeated="2" table:style-name="ce76" office:value-type="boolean" office:boolean-value="false" calcext:value-type="boolean">
            <text:p>FALSE</text:p>
          </table:table-cell>
          <table:table-cell table:style-name="ce87" table:formula="of:=INDEX([Auxiliary_Sheet.N19:.N22];MATCH([.F11]; [Auxiliary_Sheet.L19:.L22]; 0))" office:value-type="boolean" office:boolean-value="false" calcext:value-type="boolean">
            <text:p>FALSE</text:p>
          </table:table-cell>
          <table:table-cell table:style-name="ce87" table:formula="of:=INDEX([Auxiliary_Sheet.O19:.O22];MATCH([.F11]; [Auxiliary_Sheet.L19:.L22]; 0))" office:value-type="boolean" office:boolean-value="false" calcext:value-type="boolean">
            <text:p>FALSE</text:p>
          </table:table-cell>
          <table:table-cell table:style-name="ce95" table:formula="of:=MID([.$H15];COLUMN()-(COLUMN([.$P11])- 1);1)" office:value-type="string" office:string-value="0" calcext:value-type="string">
            <text:p>0</text:p>
          </table:table-cell>
          <table:table-cell table:style-name="ce97" table:formula="of:=MID([.$H15];COLUMN()-(COLUMN([.$P11])- 1);1)" office:value-type="string" office:string-value="1" calcext:value-type="string">
            <text:p>1</text:p>
          </table:table-cell>
          <table:table-cell table:style-name="ce99" table:formula="of:=MID([.$H15];COLUMN()-(COLUMN([.$P11])- 1);1)" office:value-type="string" office:string-value="1" calcext:value-type="string">
            <text:p>1</text:p>
          </table:table-cell>
          <table:table-cell table:style-name="ce101" table:formula="of:=MID([.$H15];COLUMN()-(COLUMN([.$P11])- 1);1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1"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VREF</text:p>
          </table:table-cell>
          <table:table-cell table:style-name="ce68" office:value-type="string" calcext:value-type="string">
            <text:p>DAC REGISTER VALUE</text:p>
          </table:table-cell>
          <table:table-cell table:style-name="ce1"/>
          <table:table-cell table:style-name="ce1" office:value-type="string" calcext:value-type="string">
            <text:p>MSB</text:p>
          </table:table-cell>
          <table:table-cell table:style-name="ce1" office:value-type="string" calcext:value-type="string">
            <text:p>LSB</text:p>
          </table:table-cell>
          <table:table-cell table:style-name="ce1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15]/[.E15]*4095" office:value-type="float" office:value="1638" calcext:value-type="float">
            <text:p>1638</text:p>
          </table:table-cell>
          <table:table-cell table:style-name="ce1"/>
          <table:table-cell table:style-name="ce1" table:formula="of:=DEC2BIN(MOD(QUOTIENT([.$F$15];256^1);256);4)" office:value-type="string" office:string-value="0110" calcext:value-type="string">
            <text:p>0110</text:p>
          </table:table-cell>
          <table:table-cell table:style-name="ce1" table:formula="of:=DEC2BIN(MOD(QUOTIENT([.$F$15];256^0);256);8)" office:value-type="string" office:string-value="01100110" calcext:value-type="string">
            <text:p>01100110</text:p>
          </table:table-cell>
          <table:table-cell table:style-name="ce1"/>
          <table:table-cell/>
          <table:table-cell table:style-name="ce2" office:value-type="string" calcext:value-type="string" table:number-columns-spanned="8" table:number-rows-spanned="1">
            <text:p>VOLTAGE OUTPUT BITS</text:p>
          </table:table-cell>
          <table:covered-table-cell table:number-columns-repeated="7" table:style-name="ce1"/>
          <table:table-cell table:number-columns-repeated="1005"/>
        </table:table-row>
        <table:table-row table:style-name="ro1">
          <table:table-cell table:number-columns-repeated="3"/>
          <table:table-cell table:style-name="ce1" table:number-columns-repeated="5"/>
          <table:table-cell/>
          <table:table-cell table:style-name="ce1"/>
          <table:table-cell/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US PIRATE COMMAND</text:p>
          </table:table-cell>
          <table:table-cell table:number-columns-repeated="4"/>
          <table:table-cell table:style-name="ce1" table:number-columns-repeated="2"/>
          <table:table-cell/>
          <table:table-cell table:style-name="ce91" table:formula="of:=MID([.$I15];COLUMN()-(COLUMN([.$L17])- 1);1)" office:value-type="string" office:string-value="0" calcext:value-type="string">
            <text:p>0</text:p>
          </table:table-cell>
          <table:table-cell table:style-name="ce92" table:formula="of:=MID([.$I15];COLUMN()-(COLUMN([.$L17])- 1);1)" office:value-type="string" office:string-value="1" calcext:value-type="string">
            <text:p>1</text:p>
          </table:table-cell>
          <table:table-cell table:style-name="ce93" table:formula="of:=MID([.$I15];COLUMN()-(COLUMN([.$L17])- 1);1)" office:value-type="string" office:string-value="1" calcext:value-type="string">
            <text:p>1</text:p>
          </table:table-cell>
          <table:table-cell table:style-name="ce94" table:formula="of:=MID([.$I15];COLUMN()-(COLUMN([.$L17])- 1);1)" office:value-type="string" office:string-value="0" calcext:value-type="string">
            <text:p>0</text:p>
          </table:table-cell>
          <table:table-cell table:style-name="ce96" table:formula="of:=MID([.$I15];COLUMN()-(COLUMN([.$P17])- 1);1)" office:value-type="string" office:string-value="0" calcext:value-type="string">
            <text:p>0</text:p>
          </table:table-cell>
          <table:table-cell table:style-name="ce98" table:formula="of:=MID([.$I15];COLUMN()-(COLUMN([.$P17])- 1);1)" office:value-type="string" office:string-value="1" calcext:value-type="string">
            <text:p>1</text:p>
          </table:table-cell>
          <table:table-cell table:style-name="ce100" table:formula="of:=MID([.$I15];COLUMN()-(COLUMN([.$P17])- 1);1)" office:value-type="string" office:string-value="1" calcext:value-type="string">
            <text:p>1</text:p>
          </table:table-cell>
          <table:table-cell table:style-name="ce102" table:formula="of:=MID([.$I15];COLUMN()-(COLUMN([.$P17])- 1);1)" office:value-type="string" office:string-value="0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 table:formula="of:=&quot;[0b&quot;&amp;[.L5]&amp;[.M5]&amp;[.N5]&amp;[.O5]&amp;[.P5]&amp;[.Q5]&amp;[.R5]&amp;[.S5]&amp;&quot;,0b&quot;&amp;[.L11]&amp;[.M11]&amp;[.N11]&amp;[.O11]&amp;[.P11]&amp;[.Q11]&amp;[.R11]&amp;[.S11]&amp;&quot;,0b&quot;&amp;[.L17]&amp;[.M17]&amp;[.N17]&amp;[.O17]&amp;[.P17]&amp;[.Q17]&amp;[.R17]&amp;[.S17]&amp;&quot;]&quot;" office:value-type="string" office:string-value="[0b11000000,0b00000110,0b01100110]" calcext:value-type="string">
            <text:p>[0b11000000,0b00000110,0b01100110]</text:p>
          </table:table-cell>
          <table:table-cell table:style-name="ce1" table:number-columns-repeated="3"/>
          <table:table-cell/>
          <table:table-cell table:style-name="ce1" table:number-columns-repeated="2"/>
          <table:table-cell/>
          <table:table-cell table:style-name="ce1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/>
          <table:table-cell table:style-name="ce73"/>
          <table:table-cell table:number-columns-repeated="6"/>
          <table:table-cell table:style-name="ce1" table:number-columns-repeated="2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3"/>
          <table:table-cell table:style-name="ce1"/>
          <table:table-cell table:number-columns-repeated="6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10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6"/>
          <table:table-cell table:style-name="Default" table:number-columns-repeated="12"/>
          <table:table-cell table:number-columns-repeated="1002"/>
        </table:table-row>
        <table:table-row table:style-name="ro1">
          <table:table-cell table:number-columns-repeated="2"/>
          <table:table-cell table:style-name="ce1" table:number-columns-repeated="8"/>
          <table:table-cell table:style-name="Default" table:number-columns-repeated="12"/>
          <table:table-cell table:number-columns-repeated="1002"/>
        </table:table-row>
        <table:table-row table:style-name="ro1" table:number-rows-repeated="5">
          <table:table-cell table:number-columns-repeated="10"/>
          <table:table-cell table:style-name="Default" table:number-columns-repeated="12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5"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1" table:number-columns-repeated="2"/>
          <table:table-cell table:style-name="ce62"/>
          <table:table-cell table:style-name="ce1"/>
          <table:table-cell table:style-name="Default" table:number-columns-repeated="4"/>
          <table:table-cell table:style-name="ce1"/>
          <table:table-cell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5"/>
          <table:table-cell table:style-name="ce68"/>
          <table:table-cell table:number-columns-repeated="3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 table:number-rows-repeated="4">
          <table:table-cell table:number-columns-repeated="4"/>
          <table:table-cell table:style-name="ce1"/>
          <table:table-cell table:number-columns-repeated="8"/>
          <table:table-cell table:style-name="ce1"/>
          <table:table-cell/>
          <table:table-cell table:style-name="Default" table:number-columns-repeated="6"/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rite_DAC_Only.P11:Write_DAC_Only.P11">
            <calcext:condition calcext:apply-style-name="BackGround_Green" calcext:value="=&quot;1&quot;" calcext:base-cell-address="Write_DAC_Only.P11"/>
            <calcext:condition calcext:apply-style-name="BackGround_Red" calcext:value="=&quot;0&quot;" calcext:base-cell-address="Write_DAC_Only.P11"/>
          </calcext:conditional-format>
          <calcext:conditional-format calcext:target-range-address="Write_DAC_Only.Q11:Write_DAC_Only.Q11">
            <calcext:condition calcext:apply-style-name="BackGround_Green" calcext:value="=&quot;1&quot;" calcext:base-cell-address="Write_DAC_Only.Q11"/>
            <calcext:condition calcext:apply-style-name="BackGround_Red" calcext:value="=&quot;0&quot;" calcext:base-cell-address="Write_DAC_Only.Q11"/>
          </calcext:conditional-format>
          <calcext:conditional-format calcext:target-range-address="Write_DAC_Only.L17:Write_DAC_Only.L17">
            <calcext:condition calcext:apply-style-name="BackGround_Green" calcext:value="=&quot;1&quot;" calcext:base-cell-address="Write_DAC_Only.L17"/>
            <calcext:condition calcext:apply-style-name="BackGround_Red" calcext:value="=&quot;0&quot;" calcext:base-cell-address="Write_DAC_Only.L17"/>
          </calcext:conditional-format>
          <calcext:conditional-format calcext:target-range-address="Write_DAC_Only.M17:Write_DAC_Only.M17">
            <calcext:condition calcext:apply-style-name="BackGround_Green" calcext:value="=&quot;1&quot;" calcext:base-cell-address="Write_DAC_Only.M17"/>
            <calcext:condition calcext:apply-style-name="BackGround_Red" calcext:value="=&quot;0&quot;" calcext:base-cell-address="Write_DAC_Only.M17"/>
          </calcext:conditional-format>
          <calcext:conditional-format calcext:target-range-address="Write_DAC_Only.N17:Write_DAC_Only.N17">
            <calcext:condition calcext:apply-style-name="BackGround_Green" calcext:value="=&quot;1&quot;" calcext:base-cell-address="Write_DAC_Only.N17"/>
            <calcext:condition calcext:apply-style-name="BackGround_Red" calcext:value="=&quot;0&quot;" calcext:base-cell-address="Write_DAC_Only.N17"/>
          </calcext:conditional-format>
          <calcext:conditional-format calcext:target-range-address="Write_DAC_Only.O17:Write_DAC_Only.O17">
            <calcext:condition calcext:apply-style-name="BackGround_Green" calcext:value="=&quot;1&quot;" calcext:base-cell-address="Write_DAC_Only.O17"/>
            <calcext:condition calcext:apply-style-name="BackGround_Red" calcext:value="=&quot;0&quot;" calcext:base-cell-address="Write_DAC_Only.O17"/>
          </calcext:conditional-format>
          <calcext:conditional-format calcext:target-range-address="Write_DAC_Only.P17:Write_DAC_Only.P17">
            <calcext:condition calcext:apply-style-name="BackGround_Green" calcext:value="=&quot;1&quot;" calcext:base-cell-address="Write_DAC_Only.P17"/>
            <calcext:condition calcext:apply-style-name="BackGround_Red" calcext:value="=&quot;0&quot;" calcext:base-cell-address="Write_DAC_Only.P17"/>
          </calcext:conditional-format>
          <calcext:conditional-format calcext:target-range-address="Write_DAC_Only.Q17:Write_DAC_Only.Q17">
            <calcext:condition calcext:apply-style-name="BackGround_Green" calcext:value="=&quot;1&quot;" calcext:base-cell-address="Write_DAC_Only.Q17"/>
            <calcext:condition calcext:apply-style-name="BackGround_Red" calcext:value="=&quot;0&quot;" calcext:base-cell-address="Write_DAC_Only.Q17"/>
          </calcext:conditional-format>
          <calcext:conditional-format calcext:target-range-address="Write_DAC_Only.R17:Write_DAC_Only.R17">
            <calcext:condition calcext:apply-style-name="BackGround_Green" calcext:value="=&quot;1&quot;" calcext:base-cell-address="Write_DAC_Only.R17"/>
            <calcext:condition calcext:apply-style-name="BackGround_Red" calcext:value="=&quot;0&quot;" calcext:base-cell-address="Write_DAC_Only.R17"/>
          </calcext:conditional-format>
          <calcext:conditional-format calcext:target-range-address="Write_DAC_Only.S17:Write_DAC_Only.S17">
            <calcext:condition calcext:apply-style-name="BackGround_Green" calcext:value="=&quot;1&quot;" calcext:base-cell-address="Write_DAC_Only.S17"/>
            <calcext:condition calcext:apply-style-name="BackGround_Red" calcext:value="=&quot;0&quot;" calcext:base-cell-address="Write_DAC_Only.S17"/>
          </calcext:conditional-format>
          <calcext:conditional-format calcext:target-range-address="Write_DAC_Only.R11:Write_DAC_Only.R11">
            <calcext:condition calcext:apply-style-name="BackGround_Green" calcext:value="=&quot;1&quot;" calcext:base-cell-address="Write_DAC_Only.R11"/>
            <calcext:condition calcext:apply-style-name="BackGround_Red" calcext:value="=&quot;0&quot;" calcext:base-cell-address="Write_DAC_Only.R11"/>
          </calcext:conditional-format>
          <calcext:conditional-format calcext:target-range-address="Write_DAC_Only.S11:Write_DAC_Only.S11">
            <calcext:condition calcext:apply-style-name="BackGround_Green" calcext:value="=&quot;1&quot;" calcext:base-cell-address="Write_DAC_Only.S11"/>
            <calcext:condition calcext:apply-style-name="BackGround_Red" calcext:value="=&quot;0&quot;" calcext:base-cell-address="Write_DAC_Only.S11"/>
          </calcext:conditional-format>
        </calcext:conditional-formats>
      </table:table>
      <table:table table:name="Auxiliary_Sheet" table:style-name="ta1">
        <table:table-column table:style-name="co1" table:number-columns-repeated="1024" table:default-cell-style-name="ce1"/>
        <table:table-row table:style-name="ro1">
          <table:table-cell table:number-columns-repeated="3"/>
          <table:table-cell table:style-name="ce103" table:number-columns-repeated="6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T STATES</text:p>
          </table:table-cell>
          <table:table-cell/>
          <table:table-cell table:style-name="ce103"/>
          <table:table-cell table:style-name="ce2" office:value-type="string" calcext:value-type="string" table:number-columns-spanned="4" table:number-rows-spanned="1">
            <text:p>LOOKUP TABLE FOR VREF</text:p>
          </table:table-cell>
          <table:covered-table-cell table:number-columns-repeated="3"/>
          <table:table-cell table:style-name="ce103"/>
          <table:table-cell table:number-columns-repeated="2"/>
          <table:table-cell office:value-type="string" calcext:value-type="string">
            <text:p>VREF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TRUE()" office:value-type="boolean" office:boolean-value="true" calcext:value-type="boolean">
            <text:p>TRUE</text:p>
          </table:table-cell>
          <table:table-cell/>
          <table:table-cell table:style-name="ce103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VDD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DD Unbuffered</text:p>
          </table:table-cell>
          <table:table-cell table:style-name="ce61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table:content-validation-name="val4" table:formula="of:=FALSE()" office:value-type="boolean" office:boolean-value="false" calcext:value-type="boolean">
            <text:p>FALSE</text:p>
          </table:table-cell>
          <table:table-cell/>
          <table:table-cell table:style-name="ce103"/>
          <table:table-cell table:number-columns-repeated="2"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VDD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DD Unbuffered</text:p>
          </table:table-cell>
          <table:table-cell table:style-name="ce61"/>
          <table:table-cell table:number-columns-repeated="2" table:style-name="ce104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VREF pin (Un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REF pin Unbuffered</text:p>
          </table:table-cell>
          <table:table-cell table:style-name="ce61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VREF pin (Buffered)</text:p>
          </table:table-cell>
          <table:table-cell table:style-name="ce61"/>
          <table:table-cell table:style-name="ce103"/>
          <table:table-cell table:number-columns-repeated="2"/>
          <table:table-cell table:style-name="ce107" office:value-type="string" calcext:value-type="string">
            <text:p>VREF pin Buffered</text:p>
          </table:table-cell>
          <table:table-cell table:style-name="ce61"/>
          <table:table-cell table:number-columns-repeated="2" table:style-name="ce10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103"/>
          <table:table-cell table:style-name="ce104" office:value-type="string" calcext:value-type="string">
            <text:p>VREF STATE</text:p>
          </table:table-cell>
          <table:table-cell table:style-name="ce65" table:formula="of:=INDEX([.G4:.G7];MATCH([Decode_Read.E11]&amp;[Decode_Read.F11];[.E4:.E7]&amp;[.F4:.F7];0))" office:value-type="string" office:string-value="VDD (Unbuffered)" calcext:value-type="string">
            <text:p>VDD (Unbuffered)</text:p>
          </table:table-cell>
          <table:table-cell table:style-name="ce106"/>
          <table:table-cell table:style-name="ce61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 table:number-columns-repeated="2"/>
          <table:table-cell table:style-name="ce105"/>
          <table:table-cell table:style-name="ce103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03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style-name="ce2" office:value-type="string" calcext:value-type="string" table:number-columns-spanned="4" table:number-rows-spanned="1">
            <text:p>LOOKUP TABLE FOR VOUT</text:p>
          </table:table-cell>
          <table:covered-table-cell table:number-columns-repeated="3"/>
          <table:table-cell table:style-name="ce103"/>
          <table:table-cell table:number-columns-repeated="2"/>
          <table:table-cell office:value-type="string" calcext:value-type="string">
            <text:p>VOUT STATE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1015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Powered Down 1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1k</text:p>
          </table:table-cell>
          <table:table-cell table:style-name="ce61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Not Powered Down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Not Powered Down</text:p>
          </table:table-cell>
          <table:table-cell table:style-name="ce61"/>
          <table:table-cell table:number-columns-repeated="2" table:style-name="ce10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65" office:value-type="string" calcext:value-type="string">
            <text:p>Powered Down 100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100k</text:p>
          </table:table-cell>
          <table:table-cell table:style-name="ce61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number-columns-repeated="2" table:style-name="ce104" office:value-type="float" office:value="1" calcext:value-type="float">
            <text:p>1</text:p>
          </table:table-cell>
          <table:table-cell table:style-name="ce65" office:value-type="string" calcext:value-type="string">
            <text:p>Powered Down 500k</text:p>
          </table:table-cell>
          <table:table-cell table:style-name="ce61"/>
          <table:table-cell table:style-name="ce103"/>
          <table:table-cell table:number-columns-repeated="2"/>
          <table:table-cell table:style-name="ce65" office:value-type="string" calcext:value-type="string">
            <text:p>Powered Down 500k</text:p>
          </table:table-cell>
          <table:table-cell table:style-name="ce61"/>
          <table:table-cell table:number-columns-repeated="2" table:style-name="ce10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style-name="ce104" office:value-type="string" calcext:value-type="string">
            <text:p>VREF STATE</text:p>
          </table:table-cell>
          <table:table-cell table:style-name="ce65" table:formula="of:=INDEX([.G19:.G22];MATCH([Decode_Read.G11]&amp;[Decode_Read.H11];[.E19:.E22]&amp;[.F19:.F22];0))" office:value-type="string" office:string-value="Not Powered Down" calcext:value-type="string">
            <text:p>Not Powered Down</text:p>
          </table:table-cell>
          <table:table-cell table:style-name="ce106"/>
          <table:table-cell table:style-name="ce61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3"/>
          <table:table-cell table:style-name="ce103" table:number-columns-repeated="2"/>
          <table:table-cell table:style-name="ce105"/>
          <table:table-cell table:style-name="ce103" table:number-columns-repeated="3"/>
          <table:table-cell table:number-columns-repeated="4"/>
          <table:table-cell table:style-name="Default" table:number-columns-repeated="5"/>
          <table:table-cell table:number-columns-repeated="1006"/>
        </table:table-row>
        <table:table-row table:style-name="ro1" table:number-rows-repeated="6">
          <table:table-cell table:number-columns-repeated="13"/>
          <table:table-cell table:style-name="Default" table:number-columns-repeated="5"/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bit_state" table:target-range-address="Auxiliary_Sheet.B4:Auxiliary_Sheet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1" loext:min-decimal-places="1" number:min-integer-digits="4"/>
    </number:number-style>
    <number:number-style style:name="N124">
      <number:text>0</number:text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Red" style:display-name="BackGround_Red" style:family="table-cell" style:parent-style-name="Default">
      <style:table-cell-properties fo:background-color="#ff3333"/>
    </style:style>
    <style:style style:name="BackGround_5f_Green" style:display-name="BackGround_Green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8:23:40.142671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5:11:03.800933010</meta:creation-date>
    <dc:date>2017-01-06T18:23:44.212578930</dc:date>
    <meta:editing-duration>PT1H44M52S</meta:editing-duration>
    <meta:editing-cycles>19</meta:editing-cycles>
    <meta:generator>LibreOffice/5.2.2.2$Linux_X86_64 LibreOffice_project/20m0$Build-2</meta:generator>
    <meta:document-statistic meta:table-count="4" meta:cell-count="364" meta:object-count="0"/>
  </office:meta>
</office:document-meta>
</file>